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>
    <office:event-listeners>
      <script:event-listener script:language="ooo:script" script:event-name="dom:load" xlink:href="vnd.sun.star.script:LibDoc.ModDoc.KABegin?language=Basic&amp;location=application"/>
      <script:event-listener script:language="ooo:script" script:event-name="office:prepare-unload" xlink:href="vnd.sun.star.script:LibDoc.ModDoc.KAEnd?language=Basic&amp;location=application"/>
    </office:event-listeners>
  </office:scripts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.199cm" table:align="margins" style:writing-mode="lr-tb"/>
    </style:style>
    <style:style style:name="Таблица1.A" style:family="table-column">
      <style:table-column-properties style:column-width="0.499cm" style:rel-column-width="27274*"/>
    </style:style>
    <style:style style:name="Таблица1.B" style:family="table-column">
      <style:table-column-properties style:column-width="0.7cm" style:rel-column-width="38261*"/>
    </style:style>
    <style:style style:name="Таблица1.1" style:family="table-row">
      <style:table-row-properties style:row-height="3.5cm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style:vertical-align="middle" fo:padding="0.097cm" fo:border="0.002cm solid #000000"/>
    </style:style>
    <style:style style:name="Таблица1.2" style:family="table-row">
      <style:table-row-properties style:min-row-height="2.499cm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4" style:family="table-row">
      <style:table-row-properties style:min-row-height="3.5cm"/>
    </style:style>
    <style:style style:name="Таблица11" style:family="table">
      <style:table-properties style:width="16.506cm" fo:margin-left="0cm" fo:margin-right="-0.005cm" table:align="margins" style:writing-mode="lr-tb"/>
    </style:style>
    <style:style style:name="Таблица11.A" style:family="table-column">
      <style:table-column-properties style:column-width="2.33cm" style:rel-column-width="9252*"/>
    </style:style>
    <style:style style:name="Таблица11.B" style:family="table-column">
      <style:table-column-properties style:column-width="5.323cm" style:rel-column-width="21137*"/>
    </style:style>
    <style:style style:name="Таблица11.C" style:family="table-column">
      <style:table-column-properties style:column-width="0.693cm" style:rel-column-width="2752*"/>
    </style:style>
    <style:style style:name="Таблица11.D" style:family="table-column">
      <style:table-column-properties style:column-width="4.001cm" style:rel-column-width="15884*"/>
    </style:style>
    <style:style style:name="Таблица11.E" style:family="table-column">
      <style:table-column-properties style:column-width="4.159cm" style:rel-column-width="16510*"/>
    </style:style>
    <style:style style:name="Таблица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1.B1" style:family="table-cell">
      <style:table-cell-properties style:vertical-align="middle" fo:padding="0.097cm" fo:border="0.002cm solid #000000"/>
    </style:style>
    <style:style style:name="Таблица11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12" style:family="table">
      <style:table-properties style:width="16.506cm" fo:margin-left="0cm" fo:margin-right="-0.005cm" table:align="margins" style:writing-mode="lr-tb"/>
    </style:style>
    <style:style style:name="Таблица12.A" style:family="table-column">
      <style:table-column-properties style:column-width="2.33cm" style:rel-column-width="9252*"/>
    </style:style>
    <style:style style:name="Таблица12.B" style:family="table-column">
      <style:table-column-properties style:column-width="5.323cm" style:rel-column-width="21137*"/>
    </style:style>
    <style:style style:name="Таблица12.C" style:family="table-column">
      <style:table-column-properties style:column-width="0.693cm" style:rel-column-width="2752*"/>
    </style:style>
    <style:style style:name="Таблица12.D" style:family="table-column">
      <style:table-column-properties style:column-width="4.001cm" style:rel-column-width="15884*"/>
    </style:style>
    <style:style style:name="Таблица12.E" style:family="table-column">
      <style:table-column-properties style:column-width="4.159cm" style:rel-column-width="16510*"/>
    </style:style>
    <style:style style:name="Таблица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2.B1" style:family="table-cell">
      <style:table-cell-properties style:vertical-align="middle" fo:padding="0.097cm" fo:border="0.002cm solid #000000"/>
    </style:style>
    <style:style style:name="Таблица1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5" style:family="table">
      <style:table-properties style:width="16.45cm" table:align="left" style:writing-mode="lr-tb"/>
    </style:style>
    <style:style style:name="Таблица5.A" style:family="table-column">
      <style:table-column-properties style:column-width="5.138cm"/>
    </style:style>
    <style:style style:name="Таблица5.B" style:family="table-column">
      <style:table-column-properties style:column-width="5.406cm"/>
    </style:style>
    <style:style style:name="Таблица5.C" style:family="table-column">
      <style:table-column-properties style:column-width="5.906cm"/>
    </style:style>
    <style:style style:name="Таблица5.1" style:family="table-row">
      <style:table-row-properties style:keep-together="false" fo:keep-together="always"/>
    </style:style>
    <style:style style:name="Таблица5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6" style:family="table">
      <style:table-properties style:width="17.06cm" table:align="left" style:writing-mode="lr-tb"/>
    </style:style>
    <style:style style:name="Таблица6.A" style:family="table-column">
      <style:table-column-properties style:column-width="4.657cm"/>
    </style:style>
    <style:style style:name="Таблица6.B" style:family="table-column">
      <style:table-column-properties style:column-width="4.022cm"/>
    </style:style>
    <style:style style:name="Таблица6.C" style:family="table-column">
      <style:table-column-properties style:column-width="2.311cm"/>
    </style:style>
    <style:style style:name="Таблица6.D" style:family="table-column">
      <style:table-column-properties style:column-width="3.861cm"/>
    </style:style>
    <style:style style:name="Таблица6.E" style:family="table-column">
      <style:table-column-properties style:column-width="2.21cm"/>
    </style:style>
    <style:style style:name="Таблица6.1" style:family="table-row">
      <style:table-row-properties style:min-row-height="2.591cm" style:keep-together="true" fo:keep-together="auto"/>
    </style:style>
    <style:style style:name="Таблица6.A1" style:family="table-cell">
      <style:table-cell-properties style:vertical-align="middle" fo:padding-left="0.071cm" fo:padding-right="0.07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E1" style:family="table-cell">
      <style:table-cell-properties style:vertical-align="middle" fo:padding-left="0.071cm" fo:padding-right="0.071cm" fo:padding-top="0cm" fo:padding-bottom="0cm" fo:border="0.018cm solid #000000" style:writing-mode="lr-tb"/>
    </style:style>
    <style:style style:name="Таблица6.2" style:family="table-row">
      <style:table-row-properties style:min-row-height="0.677cm" style:keep-together="true" fo:keep-together="auto"/>
    </style:style>
    <style:style style:name="Таблица6.3" style:family="table-row">
      <style:table-row-properties style:min-row-height="4.26cm" style:keep-together="false" fo:keep-together="always"/>
    </style:style>
    <style:style style:name="Таблица6.A3" style:family="table-cell">
      <style:table-cell-properties style:vertical-align="top" fo:padding-left="0.071cm" fo:padding-right="0.07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E3" style:family="table-cell">
      <style:table-cell-properties style:vertical-align="top" fo:padding-left="0.071cm" fo:padding-right="0.071cm" fo:padding-top="0cm" fo:padding-bottom="0cm" fo:border="0.018cm solid #000000" style:writing-mode="lr-tb"/>
    </style:style>
    <style:style style:name="Таблица6.4" style:family="table-row">
      <style:table-row-properties style:min-row-height="1.744cm" style:keep-together="true" fo:keep-together="auto"/>
    </style:style>
    <style:style style:name="Таблица7" style:family="table">
      <style:table-properties style:width="16.618cm" fo:margin-left="-0.058cm" table:align="left" style:writing-mode="lr-tb"/>
    </style:style>
    <style:style style:name="Таблица7.A" style:family="table-column">
      <style:table-column-properties style:column-width="3.067cm"/>
    </style:style>
    <style:style style:name="Таблица7.B" style:family="table-column">
      <style:table-column-properties style:column-width="1.939cm"/>
    </style:style>
    <style:style style:name="Таблица7.C" style:family="table-column">
      <style:table-column-properties style:column-width="2.189cm"/>
    </style:style>
    <style:style style:name="Таблица7.D" style:family="table-column">
      <style:table-column-properties style:column-width="1.923cm"/>
    </style:style>
    <style:style style:name="Таблица7.E" style:family="table-column">
      <style:table-column-properties style:column-width="1.819cm"/>
    </style:style>
    <style:style style:name="Таблица7.H" style:family="table-column">
      <style:table-column-properties style:column-width="1.94cm"/>
    </style:style>
    <style:style style:name="Таблица7.1" style:family="table-row">
      <style:table-row-properties style:keep-together="false" fo:keep-together="always"/>
    </style:style>
    <style:style style:name="Таблица7.A1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C1" style:family="table-cell">
      <style:table-cell-properties style:vertical-align="middle" fo:padding-left="0.049cm" fo:padding-right="0.049cm" fo:padding-top="0cm" fo:padding-bottom="0cm" fo:border="0.018cm solid #000000" style:writing-mode="lr-tb"/>
    </style:style>
    <style:style style:name="Таблица7.3" style:family="table-row">
      <style:table-row-properties style:keep-together="true" fo:keep-together="auto"/>
    </style:style>
    <style:style style:name="Таблица8" style:family="table">
      <style:table-properties style:width="16.9cm" fo:margin-left="-0.199cm" table:align="left" style:writing-mode="lr-tb"/>
    </style:style>
    <style:style style:name="Таблица8.A" style:family="table-column">
      <style:table-column-properties style:column-width="3.967cm"/>
    </style:style>
    <style:style style:name="Таблица8.C" style:family="table-column">
      <style:table-column-properties style:column-width="5.951cm"/>
    </style:style>
    <style:style style:name="Таблица8.D" style:family="table-column">
      <style:table-column-properties style:column-width="3.014cm"/>
    </style:style>
    <style:style style:name="Таблица8.1" style:family="table-row">
      <style:table-row-properties style:min-row-height="0.998cm" style:keep-together="false" fo:keep-together="always"/>
    </style:style>
    <style:style style:name="Таблица8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D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8.2" style:family="table-row">
      <style:table-row-properties style:min-row-height="0.997cm" style:keep-together="false" fo:keep-together="always"/>
    </style:style>
    <style:style style:name="Таблица8.3" style:family="table-row">
      <style:table-row-properties style:keep-together="true" fo:keep-together="auto"/>
    </style:style>
    <style:style style:name="Таблица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8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8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8.D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8.A1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8.D1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0" style:family="table">
      <style:table-properties style:width="18.501cm" fo:margin-left="-1cm" fo:margin-right="-1cm" table:align="margins" style:writing-mode="lr-tb"/>
    </style:style>
    <style:style style:name="Таблица10.A" style:family="table-column">
      <style:table-column-properties style:column-width="0.801cm" style:rel-column-width="2836*"/>
    </style:style>
    <style:style style:name="Таблица10.B" style:family="table-column">
      <style:table-column-properties style:column-width="2cm" style:rel-column-width="7085*"/>
    </style:style>
    <style:style style:name="Таблица10.G" style:family="table-column">
      <style:table-column-properties style:column-width="2.499cm" style:rel-column-width="8854*"/>
    </style:style>
    <style:style style:name="Таблица10.I" style:family="table-column">
      <style:table-column-properties style:column-width="1.499cm" style:rel-column-width="5311*"/>
    </style:style>
    <style:style style:name="Таблица10.J" style:family="table-column">
      <style:table-column-properties style:column-width="1.201cm" style:rel-column-width="4255*"/>
    </style:style>
    <style:style style:name="Таблица10.1" style:family="table-row">
      <style:table-row-properties style:row-height="1cm"/>
    </style:style>
    <style:style style:name="Таблица10.A1" style:family="table-cell">
      <style:table-cell-properties style:vertical-align="middle" fo:padding="0.097cm" fo:border="0.002cm solid #000000"/>
    </style:style>
    <style:style style:name="Таблица1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0.J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0.4" style:family="table-row">
      <style:table-row-properties style:min-row-height="0.801cm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/>
      <style:text-properties style:font-name="Arial1" fo:font-size="14pt" fo:language="zxx" fo:country="none" fo:font-weight="bold" style:font-size-asian="14pt" style:language-asian="zxx" style:country-asian="none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Arial1" fo:font-size="14pt" fo:language="zxx" fo:country="none" fo:font-weight="normal" style:font-size-asian="14pt" style:language-asian="zxx" style:country-asian="none" style:font-weight-asian="normal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4pt" fo:font-weight="bold" style:font-size-asian="14pt" style:font-weight-asian="bold" style:font-name-complex="Arial1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style:font-name="Arial1" fo:font-size="14pt" fo:font-weight="bold" style:font-size-asian="14pt" style:font-weight-asian="bold" style:font-name-complex="Arial1" style:font-size-complex="14pt" style:font-weight-complex="bold"/>
    </style:style>
    <style:style style:name="P6" style:family="paragraph" style:parent-style-name="Standard">
      <style:text-properties style:font-name="Arial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>
        <style:tab-stops>
          <style:tab-stop style:position="17.002cm" style:type="right" style:leader-style="dotted" style:leader-text="."/>
        </style:tab-stops>
      </style:paragraph-properties>
      <style:text-properties style:font-name="Arial1" fo:font-size="14pt" fo:font-weight="normal" style:font-size-asian="14pt" style:font-weight-asian="normal" style:font-name-complex="Arial1" style:font-size-complex="14pt" style:font-weight-complex="normal"/>
    </style:style>
    <style:style style:name="P8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font-name="Arial1" fo:font-size="14pt" fo:font-weight="normal" style:font-size-asian="14pt" style:font-weight-asian="normal" style:font-name-complex="Arial1" style:font-size-complex="14pt" style:font-weight-complex="normal"/>
    </style:style>
    <style:style style:name="P9" style:family="paragraph" style:parent-style-name="Standard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1" fo:font-size="14pt" fo:font-weight="normal" style:font-size-asian="14pt" style:font-weight-asian="normal" style:font-name-complex="Arial1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4pt" fo:font-weight="normal" style:font-size-asian="14pt" style:font-weight-asian="normal" style:font-name-complex="Arial1" style:font-size-complex="14pt" style:font-weight-complex="normal"/>
    </style:style>
    <style:style style:name="P11" style:family="paragraph" style:parent-style-name="Standard">
      <style:paragraph-properties fo:line-height="150%"/>
      <style:text-properties style:font-name="Arial1" fo:font-size="14pt" fo:font-weight="normal" style:font-size-asian="14pt" style:font-weight-asian="normal" style:font-weight-complex="normal"/>
    </style:style>
    <style:style style:name="P12" style:family="paragraph" style:parent-style-name="Standard">
      <style:paragraph-properties fo:line-height="150%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end" style:justify-single-word="false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style:font-name="Arial1" fo:font-size="14pt" fo:font-weight="normal" officeooo:rsid="00194e0a" officeooo:paragraph-rsid="00194e0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style:font-name="Arial1" fo:font-size="14pt" fo:font-weight="normal" officeooo:rsid="00194e0a" officeooo:paragraph-rsid="001a592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00%" fo:text-align="center" style:justify-single-word="false" style:snap-to-layout-grid="false"/>
      <style:text-properties style:font-name="Arial1" fo:font-size="14pt" fo:language="en" fo:country="US" fo:font-weight="normal" officeooo:paragraph-rsid="00194e0a" style:font-name-asian="MS Mincho" style:font-size-asian="14pt" style:font-weight-asian="normal" style:font-name-complex="Arial1" style:font-size-complex="14pt" style:font-weight-complex="normal"/>
    </style:style>
    <style:style style:name="P17" style:family="paragraph" style:parent-style-name="Standard">
      <style:paragraph-properties fo:line-height="100%" fo:text-align="center" style:justify-single-word="false" style:snap-to-layout-grid="false"/>
      <style:text-properties style:font-name="Arial1" fo:font-size="14pt" fo:language="en" fo:country="US" fo:font-weight="normal" officeooo:paragraph-rsid="001a592f" style:font-name-asian="MS Mincho" style:font-size-asian="14pt" style:font-weight-asian="normal" style:font-name-complex="Arial1" style:font-size-complex="14pt" style:font-weight-complex="normal"/>
    </style:style>
    <style:style style:name="P18" style:family="paragraph" style:parent-style-name="Standard">
      <style:paragraph-properties fo:line-height="100%" fo:text-align="center" style:justify-single-word="false" style:snap-to-layout-grid="false"/>
      <style:text-properties style:font-name="Arial1" fo:font-size="14pt" fo:language="en" fo:country="US" fo:font-weight="normal" officeooo:paragraph-rsid="001c584e" style:font-name-asian="MS Mincho" style:font-size-asian="14pt" style:font-weight-asian="normal" style:font-name-complex="Arial1" style:font-size-complex="14pt" style:font-weight-complex="normal"/>
    </style:style>
    <style:style style:name="P19" style:family="paragraph" style:parent-style-name="Standard">
      <style:paragraph-properties fo:line-height="100%" fo:text-align="center" style:justify-single-word="false" style:snap-to-layout-grid="false"/>
      <style:text-properties style:font-name="Arial1" fo:font-size="14pt" fo:language="en" fo:country="US" fo:font-weight="normal" officeooo:rsid="00194e0a" officeooo:paragraph-rsid="00194e0a" style:font-name-asian="MS Mincho" style:font-size-asian="14pt" style:font-weight-asian="normal" style:font-name-complex="Arial1" style:font-size-complex="14pt" style:font-weight-complex="normal"/>
    </style:style>
    <style:style style:name="P20" style:family="paragraph" style:parent-style-name="Standard">
      <style:paragraph-properties fo:line-height="100%" fo:text-align="center" style:justify-single-word="false" style:snap-to-layout-grid="false"/>
      <style:text-properties style:font-name="Arial1" fo:font-size="14pt" fo:language="en" fo:country="US" fo:font-weight="normal" officeooo:rsid="00194e0a" officeooo:paragraph-rsid="001a592f" style:font-name-asian="MS Mincho" style:font-size-asian="14pt" style:font-weight-asian="normal" style:font-name-complex="Arial1" style:font-size-complex="14pt" style:font-weight-complex="normal"/>
    </style:style>
    <style:style style:name="P21" style:family="paragraph" style:parent-style-name="Standard">
      <style:paragraph-properties fo:line-height="100%" fo:text-align="center" style:justify-single-word="false" style:snap-to-layout-grid="false"/>
      <style:text-properties style:font-name="Arial1" fo:font-size="14pt" fo:language="en" fo:country="US" fo:font-weight="normal" officeooo:rsid="001a592f" officeooo:paragraph-rsid="001a592f" style:font-name-asian="MS Mincho" style:font-size-asian="14pt" style:font-weight-asian="normal" style:font-name-complex="Arial1" style:font-size-complex="14pt" style:font-weight-complex="normal"/>
    </style:style>
    <style:style style:name="P22" style:family="paragraph" style:parent-style-name="Standard">
      <style:paragraph-properties fo:line-height="100%" fo:text-align="center" style:justify-single-word="false" style:snap-to-layout-grid="false"/>
      <style:text-properties style:font-name="Arial1" fo:font-size="14pt" fo:language="en" fo:country="US" fo:font-weight="normal" officeooo:rsid="0021084e" officeooo:paragraph-rsid="001a592f" style:font-name-asian="MS Mincho" style:font-size-asian="14pt" style:font-weight-asian="normal" style:font-name-complex="Arial1" style:font-size-complex="14pt" style:font-weight-complex="normal"/>
    </style:style>
    <style:style style:name="P23" style:family="paragraph" style:parent-style-name="Standard">
      <style:paragraph-properties fo:line-height="100%" fo:text-align="center" style:justify-single-word="false" style:snap-to-layout-grid="false"/>
      <style:text-properties style:font-name="Arial1" fo:font-size="14pt" fo:language="en" fo:country="US" fo:font-weight="normal" officeooo:rsid="0021084e" officeooo:paragraph-rsid="0021084e" style:font-name-asian="MS Mincho" style:font-size-asian="14pt" style:font-weight-asian="normal" style:font-name-complex="Arial1" style:font-size-complex="14pt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style:font-name="Arial1" fo:font-size="14pt" fo:language="en" fo:country="US" fo:font-weight="normal" style:font-size-asian="14pt" style:font-weight-asian="normal" style:font-weight-complex="normal"/>
    </style:style>
    <style:style style:name="P25" style:family="paragraph" style:parent-style-name="Standard">
      <style:paragraph-properties fo:line-height="150%" fo:text-align="center" style:justify-single-word="false" style:snap-to-layout-grid="false"/>
      <style:text-properties style:font-name="Arial1" fo:font-size="14pt" fo:language="en" fo:country="US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P26" style:family="paragraph" style:parent-style-name="Standard">
      <style:text-properties style:font-name="Arial1" fo:font-size="14pt" officeooo:paragraph-rsid="00194e0a" style:font-size-asian="14pt" style:font-size-complex="14pt"/>
    </style:style>
    <style:style style:name="P27" style:family="paragraph" style:parent-style-name="Standard">
      <style:text-properties style:font-name="Arial1" fo:font-size="14pt" officeooo:paragraph-rsid="001a592f" style:font-size-asian="14pt" style:font-size-complex="14pt"/>
    </style:style>
    <style:style style:name="P28" style:family="paragraph" style:parent-style-name="Standard">
      <style:paragraph-properties fo:line-height="100%" fo:text-align="center" style:justify-single-word="false"/>
      <style:text-properties style:font-name="Arial1" fo:font-size="14pt" officeooo:rsid="00194e0a" officeooo:paragraph-rsid="00194e0a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Arial1" fo:font-size="14pt" officeooo:rsid="00194e0a" officeooo:paragraph-rsid="001a592f" style:font-size-asian="14pt" style:font-size-complex="14pt"/>
    </style:style>
    <style:style style:name="P30" style:family="paragraph" style:parent-style-name="Standard">
      <style:paragraph-properties fo:line-height="100%" fo:text-align="center" style:justify-single-word="false" style:snap-to-layout-grid="false"/>
      <style:text-properties style:font-name="Arial1" fo:font-size="14pt" fo:language="ru" fo:country="RU" fo:font-weight="normal" officeooo:rsid="001c584e" officeooo:paragraph-rsid="001c584e" style:font-name-asian="MS Mincho" style:font-size-asian="14pt" style:font-weight-asian="normal" style:font-name-complex="Arial1" style:font-size-complex="14pt" style:font-weight-complex="normal"/>
    </style:style>
    <style:style style:name="P31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style:font-name="Arial1" fo:font-size="16pt" fo:font-weight="bold" style:font-size-asian="16pt" style:font-weight-asian="bold" style:font-name-complex="Arial1" style:font-size-complex="16pt" style:font-weight-complex="bold"/>
    </style:style>
    <style:style style:name="P32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style:font-name="Arial1" fo:font-size="16pt" fo:font-weight="normal" style:font-size-asian="16pt" style:font-weight-asian="normal" style:font-name-complex="Arial1" style:font-size-complex="16pt" style:font-weight-complex="norm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style:font-name="Arial1" fo:font-weight="bold" style:font-weight-asian="bold" style:font-weight-complex="bold"/>
    </style:style>
    <style:style style:name="P35" style:family="paragraph" style:parent-style-name="Standard">
      <style:text-properties style:font-name="Arial1" fo:font-weight="normal" officeooo:paragraph-rsid="00194e0a" style:font-weight-asian="normal" style:font-weight-complex="normal"/>
    </style:style>
    <style:style style:name="P36" style:family="paragraph" style:parent-style-name="Text_20_body">
      <style:paragraph-properties fo:line-height="150%" fo:text-align="start" style:justify-single-word="false"/>
      <style:text-properties style:font-name="Arial1" fo:font-size="14pt" fo:language="ru" fo:country="RU" fo:font-weight="normal" style:font-size-asian="14pt" style:font-weight-asian="normal" style:font-name-complex="Arial1" style:font-size-complex="14pt" style:font-weight-complex="normal"/>
    </style:style>
    <style:style style:name="P37" style:family="paragraph" style:parent-style-name="Text_20_body">
      <style:paragraph-properties fo:line-height="150%"/>
      <style:text-properties style:font-name="Arial1" fo:font-size="14pt" fo:language="ru" fo:country="RU" fo:font-weight="normal" style:font-size-asian="14pt" style:language-asian="zxx" style:country-asian="none" style:font-weight-asian="normal" style:font-name-complex="Arial1" style:font-size-complex="14pt" style:font-weight-complex="normal"/>
    </style:style>
    <style:style style:name="P38" style:family="paragraph" style:parent-style-name="Text_20_body">
      <style:paragraph-properties fo:line-height="150%"/>
      <style:text-properties style:font-name="Arial1" fo:font-size="14pt" fo:language="zxx" fo:country="none" fo:font-weight="normal" style:font-size-asian="14pt" style:language-asian="zxx" style:country-asian="none" style:font-weight-asian="normal" style:font-name-complex="Arial1" style:font-size-complex="14pt" style:font-weight-complex="normal"/>
    </style:style>
    <style:style style:name="P39" style:family="paragraph" style:parent-style-name="Text_20_body">
      <style:paragraph-properties style:snap-to-layout-gri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margin-left="0.501cm" fo:margin-right="0cm" fo:line-height="150%" fo:text-indent="0cm" style:auto-text-indent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0.501cm" fo:margin-right="0cm" fo:line-height="150%" fo:text-indent="0cm" style:auto-text-indent="false"/>
      <style:text-properties style:font-name="Arial1" fo:font-size="14pt" fo:font-weight="normal" style:font-size-asian="14pt" style:font-weight-asian="normal" style:font-name-complex="Arial1" style:font-size-complex="14pt" style:font-weight-complex="normal"/>
    </style:style>
    <style:style style:name="P42" style:family="paragraph" style:parent-style-name="Standard">
      <style:paragraph-properties fo:margin-left="0.501cm" fo:margin-right="0cm" fo:line-height="150%" fo:text-align="start" style:justify-single-word="false" fo:text-indent="0cm" style:auto-text-indent="false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P43" style:family="paragraph" style:parent-style-name="Footer">
      <style:paragraph-properties fo:line-height="150%" fo:break-before="page">
        <style:tab-stops>
          <style:tab-stop style:position="0cm"/>
        </style:tab-stops>
      </style:paragraph-properties>
      <style:text-properties style:font-name="Arial1" fo:font-size="14pt" fo:font-weight="bold" style:font-size-asian="14pt" style:font-weight-asian="bold" style:font-name-complex="Arial1" style:font-size-complex="14pt" style:font-weight-complex="bold"/>
    </style:style>
    <style:style style:name="P44" style:family="paragraph" style:parent-style-name="Основной_20_текст_20_2">
      <style:paragraph-properties fo:line-height="150%" fo:text-align="start" style:justify-single-word="false" fo:break-before="page"/>
      <style:text-properties style:font-name="Arial1" fo:font-weight="normal" style:font-weight-asian="normal" style:font-weight-complex="normal"/>
    </style:style>
    <style:style style:name="P45" style:family="paragraph" style:parent-style-name="Standard">
      <style:paragraph-properties fo:margin-left="0cm" fo:margin-right="0cm" fo:line-height="150%" fo:text-indent="1.27cm" style:auto-text-indent="false">
        <style:tab-stops>
          <style:tab-stop style:position="0cm"/>
        </style:tab-stops>
      </style:paragraph-properties>
      <style:text-properties style:font-name="Arial1" fo:font-weight="bold" style:font-weight-asian="bold" style:font-name-complex="Arial1" style:font-weight-complex="bold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1.27cm" style:auto-text-indent="false">
        <style:tab-stops>
          <style:tab-stop style:position="0cm"/>
        </style:tab-stops>
      </style:paragraph-properties>
      <style:text-properties style:font-name="Arial1" fo:font-weight="normal" style:font-weight-asian="normal" style:font-name-complex="Arial1" style:font-weight-complex="normal"/>
    </style:style>
    <style:style style:name="P47" style:family="paragraph" style:parent-style-name="Standard">
      <style:paragraph-properties fo:margin-left="0cm" fo:margin-right="0cm" fo:line-height="150%" fo:text-indent="1.27cm" style:auto-text-indent="false">
        <style:tab-stops>
          <style:tab-stop style:position="0cm"/>
        </style:tab-stops>
      </style:paragraph-properties>
      <style:text-properties style:font-name="Arial1" fo:font-weight="normal" style:font-weight-asian="normal" style:font-name-complex="Arial1" style:font-weight-complex="normal"/>
    </style:style>
    <style:style style:name="P48" style:family="paragraph" style:parent-style-name="Standard">
      <style:paragraph-properties fo:margin-left="0cm" fo:margin-right="0cm" fo:line-height="150%" fo:text-align="center" style:justify-single-word="false" fo:text-indent="1.27cm" style:auto-text-indent="false">
        <style:tab-stops>
          <style:tab-stop style:position="0cm"/>
        </style:tab-stops>
      </style:paragraph-properties>
      <style:text-properties style:font-name="Arial1" fo:font-size="16pt" fo:font-weight="normal" style:font-size-asian="16pt" style:font-weight-asian="normal" style:font-name-complex="Arial1" style:font-size-complex="16pt" style:font-weight-complex="normal"/>
    </style:style>
    <style:style style:name="P49" style:family="paragraph" style:parent-style-name="Standard">
      <style:paragraph-properties fo:margin-left="0cm" fo:margin-right="0cm" fo:line-height="150%" fo:text-indent="1.27cm" style:auto-text-indent="false">
        <style:tab-stops>
          <style:tab-stop style:position="0cm"/>
        </style:tab-stops>
      </style:paragraph-properties>
      <style:text-properties style:font-name="Arial1" fo:font-size="14pt" fo:font-weight="normal" style:font-size-asian="14pt" style:font-weight-asian="normal" style:font-name-complex="Arial1" style:font-size-complex="14pt" style:font-weight-complex="normal"/>
    </style:style>
    <style:style style:name="P50" style:family="paragraph" style:parent-style-name="Standard">
      <style:paragraph-properties fo:margin-left="0cm" fo:margin-right="0cm" fo:line-height="150%" fo:text-align="center" style:justify-single-word="false" fo:text-indent="1.27cm" style:auto-text-indent="false" fo:break-before="page">
        <style:tab-stops>
          <style:tab-stop style:position="0cm"/>
        </style:tab-stops>
      </style:paragraph-properties>
      <style:text-properties style:font-name="Arial1" fo:font-weight="bold" style:font-weight-asian="bold" style:font-name-complex="Arial1" style:font-weight-complex="bold"/>
    </style:style>
    <style:style style:name="P51" style:family="paragraph" style:parent-style-name="Standard">
      <style:paragraph-properties fo:margin-left="0cm" fo:margin-right="0cm" fo:line-height="150%" fo:text-align="center" style:justify-single-word="false" fo:text-indent="1.27cm" style:auto-text-indent="false" fo:break-before="page">
        <style:tab-stops>
          <style:tab-stop style:position="0cm"/>
        </style:tab-stops>
      </style:paragraph-properties>
      <style:text-properties style:font-name="Arial1" fo:font-size="14pt" fo:font-weight="bold" style:font-size-asian="14pt" style:font-weight-asian="bold" style:font-name-complex="Arial1" style:font-size-complex="14pt" style:font-weight-complex="bold"/>
    </style:style>
    <style:style style:name="P52" style:family="paragraph" style:parent-style-name="Основной_20_текст_20_с_20_отступом_20_3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P53" style:family="paragraph" style:parent-style-name="Standard">
      <style:paragraph-properties fo:margin-left="0cm" fo:margin-right="-0.009cm" fo:line-height="150%" fo:text-align="justify" style:justify-single-word="false" fo:text-indent="1.199cm" style:auto-text-indent="false">
        <style:tab-stops>
          <style:tab-stop style:position="0cm"/>
        </style:tab-stops>
      </style:paragraph-properties>
      <style:text-properties style:font-name="Arial1" fo:font-weight="bold" style:font-weight-asian="bold" style:font-name-complex="Arial1" style:font-weight-complex="bold"/>
    </style:style>
    <style:style style:name="P54" style:family="paragraph" style:parent-style-name="Основной_20_текст_20_2">
      <style:paragraph-properties fo:line-height="150%" fo:text-align="justify" style:justify-single-word="false"/>
      <style:text-properties style:font-name="Arial1" fo:font-weight="normal" style:font-weight-asian="normal" style:font-weight-complex="normal"/>
    </style:style>
    <style:style style:name="P55" style:family="paragraph" style:parent-style-name="Основной_20_текст_20_2">
      <style:paragraph-properties style:snap-to-layout-gri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56" style:family="paragraph" style:parent-style-name="Основной_20_текст_20_2">
      <style:paragraph-properties fo:line-height="150%" fo:text-align="start" style:justify-single-word="false"/>
      <style:text-properties style:font-name="Arial1" fo:font-size="14pt" fo:font-weight="normal" officeooo:paragraph-rsid="001a592f" style:font-size-asian="14pt" style:font-weight-asian="normal" style:font-size-complex="14pt" style:font-weight-complex="normal"/>
    </style:style>
    <style:style style:name="P57" style:family="paragraph" style:parent-style-name="Основной_20_текст_20_2">
      <style:paragraph-properties fo:margin-top="0.106cm" fo:margin-bottom="0.106cm" fo:line-height="150%" fo:text-align="justify" style:justify-single-word="false" style:snap-to-layout-gri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58" style:family="paragraph" style:parent-style-name="Основной_20_текст_20_2">
      <style:paragraph-properties fo:margin-top="0.106cm" fo:margin-bottom="0.106cm" fo:line-height="150%" fo:text-align="justify" style:justify-single-word="false" style:snap-to-layout-gri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59" style:family="paragraph" style:parent-style-name="Основной_20_текст_20_2">
      <style:paragraph-properties fo:margin-top="0.106cm" fo:margin-bottom="0.106cm" fo:line-height="150%"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60" style:family="paragraph" style:parent-style-name="Основной_20_текст_20_2">
      <style:paragraph-properties fo:margin-top="0.106cm" fo:margin-bottom="0.106cm" fo:line-height="150%" fo:text-align="start" style:justify-single-word="false" style:snap-to-layout-gri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61" style:family="paragraph" style:parent-style-name="Основной_20_текст_20_2">
      <style:paragraph-properties fo:margin-top="0.106cm" fo:margin-bottom="0.106cm" fo:line-height="150%" fo:text-align="start" style:justify-single-word="false" style:snap-to-layout-grid="false"/>
      <style:text-properties style:font-name="Arial1" fo:font-weight="normal" style:font-weight-asian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Arial1" fo:font-size="9pt" style:font-size-asian="9pt" style:font-size-complex="9pt" style:text-rotation-angle="90" style:text-rotation-scale="line-height"/>
    </style:style>
    <style:style style:name="P63" style:family="paragraph" style:parent-style-name="Table_20_Contents">
      <style:paragraph-properties fo:text-align="center" style:justify-single-word="false"/>
      <style:text-properties style:font-name="Arial1" fo:font-size="9pt" fo:font-style="italic" style:font-size-asian="9pt" style:font-style-asian="italic" style:font-size-complex="9pt" style:font-style-complex="italic" style:text-rotation-angle="90" style:text-rotation-scale="line-height"/>
    </style:style>
    <style:style style:name="P64" style:family="paragraph" style:parent-style-name="Table_20_Contents">
      <style:paragraph-properties fo:text-align="center" style:justify-single-word="false"/>
      <style:text-properties style:font-name="Arial1" fo:language="ru" fo:country="RU" fo:font-style="italic" style:font-style-asian="italic" style:font-style-complex="italic"/>
    </style:style>
    <style:style style:name="P65" style:family="paragraph" style:parent-style-name="Table_20_Contents">
      <style:paragraph-properties fo:text-align="center" style:justify-single-word="false"/>
      <style:text-properties style:font-name="Arial1" fo:font-style="italic" style:font-style-asian="italic" style:font-style-complex="italic"/>
    </style:style>
    <style:style style:name="P66" style:family="paragraph" style:parent-style-name="Table_20_Contents">
      <style:paragraph-properties fo:text-align="center" style:justify-single-word="false"/>
      <style:text-properties style:font-name="Arial1" fo:font-size="8pt" fo:font-style="italic" style:font-size-asian="8pt" style:font-style-asian="italic" style:font-size-complex="8pt" style:font-style-complex="italic"/>
    </style:style>
    <style:style style:name="P67" style:family="paragraph" style:parent-style-name="Table_20_Contents">
      <style:paragraph-properties fo:text-align="center" style:justify-single-word="false"/>
      <style:text-properties style:font-name="Arial1" fo:font-size="11pt" fo:font-style="italic" style:font-size-asian="11pt" style:font-style-asian="italic" style:font-size-complex="11pt" style:font-style-complex="italic"/>
    </style:style>
    <style:style style:name="P68" style:family="paragraph" style:parent-style-name="Table_20_Contents">
      <style:paragraph-properties fo:text-align="center" style:justify-single-word="false"/>
      <style:text-properties style:font-name="Arial1" fo:font-size="10pt" fo:font-style="italic" style:font-size-asian="10pt" style:font-style-asian="italic" style:font-size-complex="10pt" style:font-style-complex="italic"/>
    </style:style>
    <style:style style:name="P69" style:family="paragraph" style:parent-style-name="Table_20_Contents">
      <style:paragraph-properties fo:text-align="start" style:justify-single-word="false"/>
      <style:text-properties officeooo:paragraph-rsid="00194e0a"/>
    </style:style>
    <style:style style:name="P70" style:family="paragraph" style:parent-style-name="Table_20_Contents">
      <style:paragraph-properties fo:text-align="start" style:justify-single-word="false"/>
      <style:text-properties officeooo:paragraph-rsid="001a592f"/>
    </style:style>
    <style:style style:name="P71" style:family="paragraph" style:parent-style-name="Standard">
      <style:paragraph-properties fo:margin-top="0.071cm" fo:margin-bottom="0cm" fo:text-align="center" style:justify-single-word="false" style:snap-to-layout-grid="false"/>
      <style:text-properties style:font-name="Arial1" fo:font-size="14pt" fo:font-weight="normal" officeooo:paragraph-rsid="00194e0a" style:font-size-asian="14pt" style:font-weight-asian="normal" style:font-name-complex="Arial1" style:font-size-complex="14pt" style:font-weight-complex="normal"/>
    </style:style>
    <style:style style:name="P72" style:family="paragraph" style:parent-style-name="Standard">
      <style:paragraph-properties fo:margin-top="0.071cm" fo:margin-bottom="0cm" fo:text-align="center" style:justify-single-word="false" style:snap-to-layout-grid="false"/>
      <style:text-properties style:font-name="Arial1" fo:font-size="14pt" fo:font-weight="normal" officeooo:paragraph-rsid="001a592f" style:font-size-asian="14pt" style:font-weight-asian="normal" style:font-name-complex="Arial1" style:font-size-complex="14pt" style:font-weight-complex="normal"/>
    </style:style>
    <style:style style:name="P73" style:family="paragraph" style:parent-style-name="Header">
      <style:paragraph-properties fo:margin-top="0.071cm" fo:margin-bottom="0cm" fo:text-align="center" style:justify-single-word="false" style:snap-to-layout-grid="false">
        <style:tab-stops/>
      </style:paragraph-properties>
      <style:text-properties style:font-name="Arial1" fo:font-size="14pt" fo:font-weight="normal" officeooo:paragraph-rsid="00194e0a" style:font-size-asian="14pt" style:font-weight-asian="normal" style:font-name-complex="Arial1" style:font-size-complex="14pt" style:font-weight-complex="normal"/>
    </style:style>
    <style:style style:name="P74" style:family="paragraph" style:parent-style-name="Header">
      <style:paragraph-properties fo:margin-top="0.071cm" fo:margin-bottom="0cm" fo:text-align="center" style:justify-single-word="false" style:snap-to-layout-grid="false">
        <style:tab-stops/>
      </style:paragraph-properties>
      <style:text-properties style:font-name="Arial1" fo:font-size="14pt" fo:font-weight="normal" officeooo:paragraph-rsid="001a592f" style:font-size-asian="14pt" style:font-weight-asian="normal" style:font-name-complex="Arial1" style:font-size-complex="14pt" style:font-weight-complex="normal"/>
    </style:style>
    <style:style style:name="P75" style:family="paragraph" style:parent-style-name="Header">
      <style:paragraph-properties fo:margin-top="0.071cm" fo:margin-bottom="0cm" fo:text-align="center" style:justify-single-word="false">
        <style:tab-stops/>
      </style:paragraph-properties>
      <style:text-properties style:font-name="Arial1" fo:font-size="14pt" fo:font-weight="normal" officeooo:paragraph-rsid="00194e0a" style:font-size-asian="14pt" style:font-weight-asian="normal" style:font-name-complex="Arial1" style:font-size-complex="14pt" style:font-weight-complex="normal"/>
    </style:style>
    <style:style style:name="P76" style:family="paragraph" style:parent-style-name="Header">
      <style:paragraph-properties fo:margin-top="0.071cm" fo:margin-bottom="0cm" fo:text-align="center" style:justify-single-word="false">
        <style:tab-stops/>
      </style:paragraph-properties>
      <style:text-properties style:font-name="Arial1" fo:font-size="14pt" fo:font-weight="normal" officeooo:paragraph-rsid="001a592f" style:font-size-asian="14pt" style:font-weight-asian="normal" style:font-name-complex="Arial1" style:font-size-complex="14pt" style:font-weight-complex="normal"/>
    </style:style>
    <style:style style:name="P77" style:family="paragraph" style:parent-style-name="Standard">
      <style:paragraph-properties fo:margin-top="0.176cm" fo:margin-bottom="0cm" fo:text-align="center" style:justify-single-word="false" style:snap-to-layout-grid="false"/>
      <style:text-properties style:font-name="Arial1" fo:font-size="11pt" fo:language="en" fo:country="US" fo:font-weight="normal" style:font-size-asian="11pt" style:font-weight-asian="normal" style:font-name-complex="Arial1" style:font-size-complex="11pt" style:font-weight-complex="normal"/>
    </style:style>
    <style:style style:name="P78" style:family="paragraph" style:parent-style-name="Standard">
      <style:paragraph-properties fo:margin-top="0.176cm" fo:margin-bottom="0cm" fo:text-align="center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79" style:family="paragraph" style:parent-style-name="Standard">
      <style:paragraph-properties fo:margin-top="0.176cm" fo:margin-bottom="0cm" fo:text-align="center" style:justify-single-word="false" style:snap-to-layout-gri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margin-top="0.176cm" fo:margin-bottom="0cm" fo:text-align="center" style:justify-single-word="false" style:snap-to-layout-grid="false"/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P81" style:family="paragraph" style:parent-style-name="Standard">
      <style:paragraph-properties fo:margin-top="0.176cm" fo:margin-bottom="0cm" fo:text-align="center" style:justify-single-word="false" style:snap-to-layout-grid="false"/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82" style:family="paragraph" style:parent-style-name="Standard">
      <style:paragraph-properties fo:margin-top="0.212cm" fo:margin-bottom="0cm" fo:line-height="150%" fo:text-align="center" style:justify-single-word="false"/>
      <style:text-properties style:font-name="Arial1" fo:font-size="14pt" fo:font-weight="normal" style:font-size-asian="14pt" style:font-weight-asian="normal" style:font-name-complex="Arial1" style:font-size-complex="14pt" style:font-weight-complex="normal"/>
    </style:style>
    <style:style style:name="P83" style:family="paragraph" style:parent-style-name="Standard">
      <style:paragraph-properties fo:margin-top="0.212cm" fo:margin-bottom="0cm" fo:line-height="150%" fo:text-align="center" style:justify-single-word="false" style:snap-to-layout-grid="false"/>
      <style:text-properties style:font-name="Arial1" fo:font-size="14pt" fo:font-weight="normal" style:font-size-asian="14pt" style:font-weight-asian="normal" style:font-name-complex="Arial1" style:font-size-complex="14pt" style:font-weight-complex="normal"/>
    </style:style>
    <style:style style:name="P84" style:family="paragraph" style:parent-style-name="Standard">
      <style:paragraph-properties fo:text-align="center" style:justify-single-word="false" fo:background-color="#ffffff" style:snap-to-layout-grid="false">
        <style:background-image/>
      </style:paragraph-properties>
      <style:text-properties style:font-name="Arial1" fo:font-size="14pt" fo:font-weight="normal" style:font-size-asian="14pt" style:font-weight-asian="normal" style:font-name-complex="Arial1" style:font-size-complex="14pt" style:font-weight-complex="normal"/>
    </style:style>
    <style:style style:name="P85" style:family="paragraph" style:parent-style-name="Standard">
      <style:paragraph-properties fo:line-height="150%" fo:text-align="justify" style:justify-single-word="false" fo:background-color="#ffffff">
        <style:background-image/>
      </style:paragraph-properties>
      <style:text-properties style:font-name="Arial1" fo:font-size="14pt" fo:font-weight="normal" style:font-size-asian="14pt" style:font-weight-asian="normal" style:font-name-complex="Arial1" style:font-size-complex="14pt" style:font-weight-complex="normal"/>
    </style:style>
    <style:style style:name="P86" style:family="paragraph" style:parent-style-name="Standard">
      <style:paragraph-properties fo:line-height="150%" fo:text-align="justify" style:justify-single-word="false" fo:background-color="#ffffff">
        <style:background-image/>
      </style:paragraph-properties>
      <style:text-properties style:font-name="Arial1" fo:font-size="14pt" fo:font-weight="normal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Arial1" fo:font-size="14pt" fo:language="en" fo:country="US" fo:font-style="italic" fo:font-weight="normal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88" style:family="paragraph" style:parent-style-name="Standard">
      <style:paragraph-properties fo:text-align="center" style:justify-single-word="false" fo:background-color="#ffffff" style:snap-to-layout-grid="false">
        <style:background-image/>
      </style:paragraph-properties>
      <style:text-properties style:font-name="Arial1" fo:font-size="14pt" fo:language="en" fo:country="US" fo:font-style="italic" fo:font-weight="normal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89" style:family="paragraph" style:parent-style-name="Standard">
      <style:paragraph-properties fo:text-align="center" style:justify-single-word="false" fo:background-color="#ffffff" style:snap-to-layout-grid="false">
        <style:background-image/>
      </style:paragraph-properties>
      <style:text-properties style:font-name="Arial1" fo:font-size="14pt" fo:font-style="italic" fo:font-weight="normal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90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Arial1" fo:font-size="13pt" fo:font-weight="normal" style:font-size-asian="13pt" style:font-weight-asian="normal" style:font-name-complex="Arial1" style:font-size-complex="13pt" style:font-weight-complex="normal"/>
    </style:style>
    <style:style style:name="P91" style:family="paragraph" style:parent-style-name="Standard">
      <style:paragraph-properties fo:text-align="center" style:justify-single-word="false" fo:background-color="#ffffff" style:snap-to-layout-grid="false">
        <style:background-image/>
      </style:paragraph-properties>
      <style:text-properties style:font-name="Arial1" fo:font-size="13pt" fo:font-weight="normal" style:font-size-asian="13pt" style:font-weight-asian="normal" style:font-name-complex="Arial1" style:font-size-complex="13pt" style:font-weight-complex="normal"/>
    </style:style>
    <style:style style:name="P92" style:family="paragraph" style:parent-style-name="Standard">
      <style:paragraph-properties fo:text-align="center" style:justify-single-word="false" fo:background-color="#ffffff" style:snap-to-layout-grid="false">
        <style:background-image/>
      </style:paragraph-properties>
      <style:text-properties style:font-name="Arial1" fo:font-size="13pt" fo:language="en" fo:country="US" fo:font-style="italic" fo:font-weight="normal" style:font-size-asian="13pt" style:font-style-asian="italic" style:font-weight-asian="normal" style:font-name-complex="Arial1" style:font-size-complex="13pt" style:font-style-complex="italic" style:font-weight-complex="normal"/>
    </style:style>
    <style:style style:name="P93" style:family="paragraph" style:parent-style-name="Standard">
      <style:paragraph-properties fo:text-align="center" style:justify-single-word="false" fo:background-color="#ffffff" style:snap-to-layout-grid="false">
        <style:background-image/>
      </style:paragraph-properties>
      <style:text-properties style:font-name="Arial1" fo:font-size="12pt" fo:language="en" fo:country="US" fo:font-style="italic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94" style:family="paragraph" style:parent-style-name="Standard">
      <style:paragraph-properties fo:line-height="150%" fo:text-align="justify" style:justify-single-word="false" fo:background-color="#ffffff">
        <style:background-image/>
      </style:paragraph-properties>
      <style:text-properties fo:color="#000000" style:font-name="Arial1" fo:font-size="14pt" style:text-underline-style="solid" style:text-underline-width="auto" style:text-underline-color="font-color" fo:font-weight="normal" style:font-size-asian="14pt" style:font-weight-asian="normal" style:font-name-complex="Arial1" style:font-size-complex="14pt" style:font-weight-complex="normal"/>
    </style:style>
    <style:style style:name="P95" style:family="paragraph" style:parent-style-name="Standard">
      <style:paragraph-properties fo:margin-left="-0.191cm" fo:margin-right="-0.191cm" fo:margin-top="0.212cm" fo:margin-bottom="0cm" fo:line-height="150%" fo:text-align="center" style:justify-single-word="false" fo:text-indent="0.191cm" style:auto-text-indent="false" style:snap-to-layout-grid="false"/>
      <style:text-properties style:font-name="Arial1" fo:font-size="14pt" fo:font-weight="normal" style:font-size-asian="14pt" style:font-weight-asian="normal" style:font-name-complex="Arial1" style:font-size-complex="14pt" style:font-weight-complex="normal"/>
    </style:style>
    <style:style style:name="P96" style:family="paragraph" style:parent-style-name="Standard">
      <style:paragraph-properties fo:margin-left="0cm" fo:margin-right="-0.191cm" fo:margin-top="0.176cm" fo:margin-bottom="0cm" fo:line-height="150%" fo:text-align="center" style:justify-single-word="false" fo:text-indent="0cm" style:auto-text-indent="false" style:snap-to-layout-gri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97" style:family="paragraph" style:parent-style-name="Standard">
      <style:paragraph-properties fo:margin-left="0cm" fo:margin-right="-0.009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style:font-name="Arial1" fo:font-weight="bold" style:font-weight-asian="bold" style:font-name-complex="Arial1" style:font-weight-complex="bold"/>
    </style:style>
    <style:style style:name="P98" style:family="paragraph" style:parent-style-name="Standard">
      <style:paragraph-properties fo:margin-left="0cm" fo:margin-right="-0.009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P99" style:family="paragraph" style:parent-style-name="Standard">
      <style:paragraph-properties fo:margin-left="0cm" fo:margin-right="-0.009cm" fo:line-height="150%" fo:text-align="justify" style:justify-single-word="false" fo:text-indent="1.27cm" style:auto-text-indent="false" fo:break-before="page">
        <style:tab-stops>
          <style:tab-stop style:position="0cm"/>
        </style:tab-stops>
      </style:paragraph-properties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P10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ackground-color="#ffffff">
        <style:background-image/>
      </style:paragraph-properties>
      <style:text-properties style:font-name="Arial1" fo:font-weight="normal" style:font-weight-asian="normal" style:font-weight-complex="normal"/>
    </style:style>
    <style:style style:name="P101" style:family="paragraph" style:parent-style-name="Основной_20_текст_20_2">
      <style:paragraph-properties fo:margin-left="0cm" fo:margin-right="0cm" fo:line-height="150%" fo:text-align="justify" style:justify-single-word="false" fo:text-indent="1.251cm" style:auto-text-indent="false"/>
      <style:text-properties style:font-name="Arial1" fo:font-weight="normal" style:font-weight-asian="normal" style:font-weight-complex="normal"/>
    </style:style>
    <style:style style:name="P102" style:family="paragraph" style:parent-style-name="Основной_20_текст_20_2">
      <style:paragraph-properties fo:margin-left="0cm" fo:margin-right="0cm" fo:line-height="150%" fo:text-align="start" style:justify-single-word="false" fo:text-indent="1.251cm" style:auto-text-indent="false"/>
      <style:text-properties style:font-name="Arial1" fo:font-weight="normal" style:font-weight-asian="normal" style:font-weight-complex="normal"/>
    </style:style>
    <style:style style:name="P103" style:family="paragraph" style:parent-style-name="Основной_20_текст_20_2">
      <style:paragraph-properties fo:margin-left="0cm" fo:margin-right="0cm" fo:text-align="justify" style:justify-single-word="false" fo:text-indent="1.251cm" style:auto-text-indent="false"/>
      <style:text-properties style:font-name="Arial1" fo:font-weight="normal" style:font-weight-asian="normal" style:font-weight-complex="normal"/>
    </style:style>
    <style:style style:name="P104" style:family="paragraph" style:parent-style-name="Основной_20_текст_20_2">
      <style:paragraph-properties fo:margin-left="0cm" fo:margin-right="0cm" fo:line-height="150%" fo:text-align="justify" style:justify-single-word="false" fo:text-indent="1.251cm" style:auto-text-indent="false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P105" style:family="paragraph" style:parent-style-name="Основной_20_текст_20_2">
      <style:paragraph-properties fo:margin-left="0cm" fo:margin-right="0cm" fo:line-height="150%" fo:text-align="start" style:justify-single-word="false" fo:text-indent="1.251cm" style:auto-text-indent="false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P106" style:family="paragraph" style:parent-style-name="Основной_20_текст_20_2">
      <style:paragraph-properties fo:margin-left="0cm" fo:margin-right="0cm" fo:text-align="justify" style:justify-single-word="false" fo:text-indent="1.251cm" style:auto-text-indent="false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P107" style:family="paragraph" style:parent-style-name="Основной_20_текст_20_2">
      <style:paragraph-properties fo:margin-left="0cm" fo:margin-right="0cm" fo:text-align="justify" style:justify-single-word="false" fo:text-indent="1.251cm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08" style:family="paragraph" style:parent-style-name="Основной_20_текст_20_2">
      <style:paragraph-properties fo:margin-left="0cm" fo:margin-right="0cm" fo:margin-top="0.423cm" fo:margin-bottom="0cm" fo:line-height="150%" fo:text-align="start" style:justify-single-word="false" fo:text-indent="1.251cm" style:auto-text-indent="false"/>
      <style:text-properties style:font-name="Arial1" fo:font-weight="normal" style:font-weight-asian="normal" style:font-weight-complex="normal"/>
    </style:style>
    <style:style style:name="P109" style:family="paragraph" style:parent-style-name="Standard">
      <style:paragraph-properties fo:margin-left="0cm" fo:margin-right="0cm" fo:text-indent="1.249cm" style:auto-text-indent="false" fo:background-color="#ffffff">
        <style:background-image/>
      </style:paragraph-properties>
      <style:text-properties style:font-name="Arial1" fo:font-size="14pt" fo:font-weight="normal" style:font-size-asian="14pt" style:font-weight-asian="normal" style:font-name-complex="Arial1" style:font-size-complex="14pt" style:font-weight-complex="normal"/>
    </style:style>
    <style:style style:name="P110" style:family="paragraph" style:parent-style-name="Standard">
      <style:paragraph-properties fo:margin-left="0cm" fo:margin-right="0cm" fo:line-height="150%" fo:text-indent="1.249cm" style:auto-text-indent="false" fo:background-color="#ffffff">
        <style:background-image/>
      </style:paragraph-properties>
      <style:text-properties style:font-name="Arial1" fo:font-weight="normal" style:font-weight-asian="normal" style:font-name-complex="Arial1" style:font-weight-complex="normal"/>
    </style:style>
    <style:style style:name="P111" style:family="paragraph" style:parent-style-name="Основной_20_текст_20_2">
      <style:paragraph-properties fo:margin-left="0cm" fo:margin-right="0.203cm" fo:line-height="150%" fo:text-align="justify" style:justify-single-word="false" fo:text-indent="1.27cm" style:auto-text-indent="false">
        <style:tab-stops>
          <style:tab-stop style:position="0cm"/>
          <style:tab-stop style:position="16.298cm"/>
        </style:tab-stops>
      </style:paragraph-properties>
      <style:text-properties style:font-name="Arial1" fo:font-weight="normal" style:font-weight-asian="normal" style:font-weight-complex="normal"/>
    </style:style>
    <style:style style:name="P112" style:family="paragraph" style:parent-style-name="Основной_20_текст_20_2">
      <style:paragraph-properties fo:margin-left="0cm" fo:margin-right="1cm" fo:line-height="150%" fo:text-align="justify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113" style:family="paragraph" style:parent-style-name="Основной_20_текст_20_с_20_отступом_20_2">
      <style:paragraph-properties fo:margin-left="0cm" fo:margin-right="0.501cm" fo:text-indent="0cm" style:auto-text-indent="false"/>
      <style:text-properties style:font-name="Arial1" fo:font-size="16pt" fo:font-weight="normal" style:font-size-asian="16pt" style:font-weight-asian="normal" style:font-size-complex="16pt" style:font-weight-complex="normal"/>
    </style:style>
    <style:style style:name="P114" style:family="paragraph" style:parent-style-name="Standard">
      <style:paragraph-properties fo:line-height="150%" fo:text-align="center" style:justify-single-word="false" fo:background-color="transparent">
        <style:tab-stops>
          <style:tab-stop style:position="-1.27cm"/>
        </style:tab-stops>
        <style:background-image/>
      </style:paragraph-properties>
      <style:text-properties fo:color="#3366ff" style:font-name="Arial1" fo:font-weight="normal" style:font-weight-asian="normal" style:font-weight-complex="normal"/>
    </style:style>
    <style:style style:name="P115" style:family="paragraph" style:parent-style-name="Standard">
      <style:paragraph-properties fo:margin-left="0cm" fo:margin-right="0cm" fo:line-height="150%" fo:text-align="center" style:justify-single-word="false" fo:text-indent="1.501cm" style:auto-text-indent="false"/>
      <style:text-properties style:font-name="Arial1" fo:language="en" fo:country="US" fo:font-weight="normal" style:font-weight-asian="normal" style:font-name-complex="Arial1" style:font-weight-complex="normal"/>
    </style:style>
    <style:style style:name="P116" style:family="paragraph" style:parent-style-name="Standard" style:list-style-name="WW8Num14">
      <style:paragraph-properties fo:line-height="150%" fo:text-align="center" style:justify-single-word="false">
        <style:tab-stops>
          <style:tab-stop style:position="-1.27cm"/>
        </style:tab-stops>
      </style:paragraph-properties>
      <style:text-properties style:font-name="Arial1" fo:font-size="16pt" fo:font-weight="normal" style:font-size-asian="16pt" style:font-weight-asian="normal" style:font-name-complex="Arial1" style:font-size-complex="16pt" style:font-weight-complex="normal"/>
    </style:style>
    <style:style style:name="P117" style:family="paragraph" style:parent-style-name="Heading_20_1">
      <style:paragraph-properties fo:line-height="150%" fo:text-align="center" style:justify-single-word="false"/>
      <style:text-properties style:font-name="Arial1" fo:font-weight="normal" style:font-weight-asian="normal" style:font-weight-complex="normal"/>
    </style:style>
    <style:style style:name="P118" style:family="paragraph" style:parent-style-name="Heading_20_1">
      <style:paragraph-properties fo:line-height="150%" fo:text-align="center" style:justify-single-word="false"/>
      <style:text-properties style:font-name="Arial1" fo:font-size="16pt" fo:font-weight="normal" style:font-size-asian="16pt" style:font-weight-asian="normal" style:font-size-complex="16pt" style:font-weight-complex="normal"/>
    </style:style>
    <style:style style:name="P119" style:family="paragraph" style:parent-style-name="Heading_20_1" style:master-page-name="First_20_Page">
      <style:paragraph-properties fo:line-height="150%" style:page-number="auto"/>
      <style:text-properties style:font-name="Arial1" fo:font-size="14pt" fo:language="zxx" fo:country="none" fo:font-weight="bold" style:font-size-asian="14pt" style:language-asian="zxx" style:country-asian="none" style:font-weight-asian="bold" style:font-weight-complex="bold"/>
    </style:style>
    <style:style style:name="P120" style:family="paragraph" style:parent-style-name="Heading_20_1">
      <style:paragraph-properties fo:margin-left="0cm" fo:margin-right="0cm" fo:line-height="150%" fo:text-indent="-0.041cm" style:auto-text-indent="false">
        <style:tab-stops>
          <style:tab-stop style:position="0cm"/>
          <style:tab-stop style:position="17.002cm" style:type="right" style:leader-style="dotted" style:leader-text="."/>
        </style:tab-stops>
      </style:paragraph-properties>
      <style:text-properties style:font-name="Arial1" fo:font-weight="normal" style:font-weight-asian="normal" style:font-weight-complex="normal"/>
    </style:style>
    <style:style style:name="P121" style:family="paragraph" style:parent-style-name="Heading_20_1">
      <style:paragraph-properties fo:line-height="150%" fo:text-align="center" style:justify-single-word="false" fo:break-before="page"/>
      <style:text-properties style:font-name="Arial1" fo:font-size="14pt" fo:font-weight="normal" style:font-size-asian="14.6999998092651pt" style:font-weight-asian="normal" style:font-size-complex="16.7999992370605pt" style:font-weight-complex="normal"/>
    </style:style>
    <style:style style:name="P122" style:family="paragraph" style:parent-style-name="Heading_20_2">
      <style:text-properties style:font-name="Arial1" fo:font-size="14pt" fo:font-weight="bold" style:font-size-asian="14pt" style:font-weight-asian="bold" style:font-size-complex="14pt" style:font-weight-complex="bold"/>
    </style:style>
    <style:style style:name="P12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font-weight="normal" style:font-weight-asian="normal" style:font-name-complex="Arial1" style:font-weight-complex="normal"/>
    </style:style>
    <style:style style:name="P124" style:family="paragraph" style:parent-style-name="Heading_20_4">
      <style:paragraph-properties fo:line-height="150%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P125" style:family="paragraph" style:parent-style-name="Heading_20_4">
      <style:paragraph-properties style:snap-to-layout-grid="false"/>
      <style:text-properties fo:color="#000000" style:font-name="Arial1" fo:font-weight="normal" style:font-weight-asian="normal" style:font-weight-complex="normal"/>
    </style:style>
    <style:style style:name="P126" style:family="paragraph" style:parent-style-name="Heading_20_5">
      <style:paragraph-properties fo:line-height="150%" style:snap-to-layout-grid="false">
        <style:tab-stops/>
      </style:paragraph-properties>
      <style:text-properties style:font-name="Arial1" fo:language="en" fo:country="US" fo:font-style="italic" fo:font-weight="bold" style:font-style-asian="italic" style:font-weight-asian="bold" style:font-style-complex="italic" style:font-weight-complex="bold"/>
    </style:style>
    <style:style style:name="P127" style:family="paragraph" style:parent-style-name="Heading_20_5">
      <style:paragraph-properties fo:margin-top="0.176cm" fo:margin-bottom="0cm" fo:text-align="center" style:justify-single-word="false" style:snap-to-layout-grid="false">
        <style:tab-stops/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name-complex="Arial1" style:font-size-complex="14pt"/>
    </style:style>
    <style:style style:name="T3" style:family="text">
      <style:text-properties fo:font-size="14pt" officeooo:rsid="001dff59" style:font-size-asian="14pt" style:font-name-complex="Arial1" style:font-size-complex="14pt"/>
    </style:style>
    <style:style style:name="T4" style:family="text">
      <style:text-properties fo:font-size="14pt" fo:language="en" fo:country="US" fo:font-style="italic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T5" style:family="text">
      <style:text-properties fo:font-size="14pt" fo:language="en" fo:country="US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language="en" fo:country="US" style:font-size-asian="14pt" style:font-name-complex="Arial1" style:font-size-complex="14pt"/>
    </style:style>
    <style:style style:name="T7" style:family="text">
      <style:text-properties fo:font-size="14pt" fo:language="ru" fo:country="RU" style:font-size-asian="14pt" style:font-name-complex="Arial1" style:font-size-complex="14pt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complex="Arial1"/>
    </style:style>
    <style:style style:name="T1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en" fo:country="US" fo:font-style="italic" style:text-underline-style="none" fo:font-weight="bold" style:font-style-asian="italic" style:font-weight-asian="bold" style:font-name-complex="Arial1" style:font-style-complex="italic" style:font-weight-complex="bold"/>
    </style:style>
    <style:style style:name="T12" style:family="text">
      <style:text-properties fo:language="en" fo:country="US" officeooo:rsid="001dff59"/>
    </style:style>
    <style:style style:name="T13" style:family="text">
      <style:text-properties style:font-name-complex="Arial1"/>
    </style:style>
    <style:style style:name="T14" style:family="text">
      <style:text-properties officeooo:rsid="001dff59" style:font-name-complex="Arial1"/>
    </style:style>
    <style:style style:name="T15" style:family="text">
      <style:text-properties fo:color="#3366ff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text-position="super 58%" fo:font-size="12pt" style:font-size-asian="12pt" style:font-size-complex="12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style:font-size-asian="10.5pt" style:font-size-complex="12pt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1c584e"/>
    </style:style>
    <style:style style:name="T22" style:family="text">
      <style:text-properties officeooo:rsid="00194e0a"/>
    </style:style>
    <style:style style:name="T23" style:family="text">
      <style:text-properties officeooo:rsid="001a592f"/>
    </style:style>
    <style:style style:name="T24" style:family="text">
      <style:text-properties officeooo:rsid="001dff59"/>
    </style:style>
    <style:style style:name="T25" style:family="text">
      <style:text-properties officeooo:rsid="001c584e"/>
    </style:style>
    <style:style style:name="T26" style:family="text">
      <style:text-properties officeooo:rsid="00260d0c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.744cm" svg:y="14.125cm" svg:width="1.199cm" svg:height="14.527cm" draw:z-index="0">
        <draw:text-box>
          <table:table table:name="Таблица1" table:style-name="Таблица1">
            <table:table-column table:style-name="Таблица1.A"/>
            <table:table-column table:style-name="Таблица1.B"/>
            <table:table-row table:style-name="Таблица1.1">
              <table:table-cell table:style-name="Таблица1.A1" office:value-type="string">
                <text:p text:style-name="P63">Подп. и дата</text:p>
              </table:table-cell>
              <table:table-cell table:style-name="Таблица1.B1" office:value-type="string">
                <text:p text:style-name="P62"/>
              </table:table-cell>
            </table:table-row>
            <table:table-row table:style-name="Таблица1.2">
              <table:table-cell table:style-name="Таблица1.A2" office:value-type="string">
                <text:p text:style-name="P63">Инв. № дубл.</text:p>
              </table:table-cell>
              <table:table-cell table:style-name="Таблица1.B2" office:value-type="string">
                <text:p text:style-name="P62"/>
              </table:table-cell>
            </table:table-row>
            <table:table-row table:style-name="Таблица1.2">
              <table:table-cell table:style-name="Таблица1.A2" office:value-type="string">
                <text:p text:style-name="P63">Взам. инв. №</text:p>
              </table:table-cell>
              <table:table-cell table:style-name="Таблица1.B2" office:value-type="string">
                <text:p text:style-name="P62"/>
              </table:table-cell>
            </table:table-row>
            <table:table-row table:style-name="Таблица1.4">
              <table:table-cell table:style-name="Таблица1.A2" office:value-type="string">
                <text:p text:style-name="P63">Подп. и дата</text:p>
              </table:table-cell>
              <table:table-cell table:style-name="Таблица1.B2" office:value-type="string">
                <text:p text:style-name="P62"/>
              </table:table-cell>
            </table:table-row>
            <table:table-row table:style-name="Таблица1.2">
              <table:table-cell table:style-name="Таблица1.A2" office:value-type="string">
                <text:p text:style-name="P63">Инв. № подл.</text:p>
              </table:table-cell>
              <table:table-cell table:style-name="Таблица1.B2" office:value-type="string">
                <text:p text:style-name="P63"/>
              </table:table-cell>
            </table:table-row>
          </table:table>
          <text:p text:style-name="Frame_20_contents"/>
        </draw:text-box>
      </draw:frame>
      <text:h text:style-name="P119" text:outline-level="1"/>
      <text:p text:style-name="P2"/>
      <text:p text:style-name="P2"/>
      <text:p text:style-name="P37">ПРОГРАММНОЕ ОБЕСПЕЧЕНИЕ </text:p>
      <text:p text:style-name="P37">СИСТЕМЫ УПРАВЛЕНИЯ <text:span text:style-name="T8">«KazSat-2»</text:span></text:p>
      <text:p text:style-name="P38">(ПО СУ «<text:span text:style-name="T8">KazSat-2</text:span>»)</text:p>
      <text:p text:style-name="P38"/>
      <text:p text:style-name="P37">ФУНКЦИОНАЛЬНОЕ ПРОГРАММНОЕ ОБЕСПЕЧЕНИЕ</text:p>
      <text:p text:style-name="P37">БЛОКА ВЫЧИСЛИТЕЛЬНЫХ УСТРОЙСТВ</text:p>
      <text:p text:style-name="P37">(ФПО БВУ<text:span text:style-name="T12">-</text:span><text:span text:style-name="T24">К</text:span>)</text:p>
      <text:p text:style-name="P37"/>
      <text:h text:style-name="P122" text:outline-level="2">Формуляр</text:h>
      <text:p text:style-name="Standard"/>
      <text:p text:style-name="P4"><text:span text:style-name="T8">СИЯМ.00845-01</text:span> 30</text:p>
      <text:h text:style-name="P124" text:outline-level="4">Порядковый учётный № <text:s/><text:span text:style-name="T10">VERSION</text:span></text:h>
      <text:h text:style-name="P124" text:outline-level="4">Листов <text:s/><text:span text:style-name="T8">14</text:span></text:h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/>
      <text:p text:style-name="P24">2010</text:p>
      <text:p text:style-name="P13">Литера <text:s text:c="6"/></text:p>
      <text:p text:style-name="P115"><text:soft-page-break/></text:p>
      <text:h text:style-name="P117" text:outline-level="1">СОДЕРЖАНИЕ</text:h>
      <text:p text:style-name="P12"/>
      <text:p text:style-name="P7">1 ОБЩИЕ УКАЗАНИЯ<text:tab/>3</text:p>
      <text:p text:style-name="P7">2 ОБЩИЕ СВЕДЕНИЯ<text:tab/>4</text:p>
      <text:p text:style-name="P7">3 ОСНОВНЫЕ ХАРАКТЕРИСТИКИ<text:tab/>7</text:p>
      <text:h text:style-name="P120" text:outline-level="1">4 КОМПЛЕКТНОСТЬ<text:tab/>8</text:h>
      <text:h text:style-name="P120" text:outline-level="1">5 ПЕРИОДИЧЕСКИЙ КОНТРОЛЬ ОСНОВНЫХ ХАРАКТЕРИСТИК ПРИ ЭКСПЛУАТАЦИИ И ХРАНЕНИИ<text:tab/>9</text:h>
      <text:h text:style-name="P120" text:outline-level="1">6 СВИДЕТЕЛЬСТВО О ПРИЁМКЕ<text:tab/>10</text:h>
      <text:p text:style-name="P7">7 СВИДЕТЕЛЬСТВО ОБ УПАКОВЫВАНИИ<text:tab/>11</text:p>
      <text:p text:style-name="P7">8 СВЕДЕНИЯ О ХРАНЕНИИ<text:tab/>12</text:p>
      <text:p text:style-name="P7">9 ОСОБЫЕ ОТМЕТКИ<text:tab/>13</text:p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h text:style-name="P118" text:outline-level="1">1 ОБЩИЕ УКАЗАНИЯ</text:h>
      <text:p text:style-name="P1"/>
      <text:p text:style-name="P102"><text:span text:style-name="T8">1.</text:span>1 Формуляр является неотъемлемой принадлежностью программного изделия и передаётся вместе с ним.</text:p>
      <text:p text:style-name="P102"><text:span text:style-name="T8">1.</text:span>2 Записи в формуляре необходимо производить чернилами, гелем или пастой чёрного, фиолетового или синего цвета. Записи должны быть заверены подписью лица руководящего работами.</text:p>
      <text:p text:style-name="P102"><text:span text:style-name="T8">1.</text:span>3 Исправления должны быть оформлены записью о существе исправления, подтверждены подписями лица, ответственного за ведение формуляра и ответственного должностного лица эксплуатирующей организации, а также заверены печатью. Подчистки в записях не допускаются.</text:p>
      <text:p text:style-name="P102"><text:span text:style-name="T8">1.</text:span>4 За сохранность, правильность и своевременность заполнения формуляра отвечает лицо, за которым закреплено программное изделие.</text:p>
      <text:p text:style-name="P102">Правильность и своевременность заполнения формуляра контролируют должностные лица эксплуатирующей организации.</text:p>
      <text:p text:style-name="P42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6"/>
      <text:p text:style-name="P6"/>
      <text:p text:style-name="P6"/>
      <text:p text:style-name="P6"><text:soft-page-break/></text:p>
      <text:list xml:id="list37183419" text:style-name="WW8Num14">
        <text:list-header>
          <text:p text:style-name="P116"><text:span text:style-name="T8">2 </text:span>ОБЩИЕ <text:s/>СВЕДЕНИЯ</text:p>
          <text:p text:style-name="P116"/>
        </text:list-header>
      </text:list>
      <text:p text:style-name="P101">Наименование программного обеспечения:<text:span text:style-name="T15"> </text:span>Функциональное программное обеспечение блока вычислительных устройств<text:line-break/> (ФПО БВУ<text:span text:style-name="T24">-К</text:span>).</text:p>
      <text:p text:style-name="P54">Обозначение программного изделия: СИЯМ.<text:span text:style-name="T8">00845</text:span>-01.</text:p>
      <text:p text:style-name="P54">Порядковый учетный номер ПО<text:span text:style-name="T16">: <text:s/></text:span><text:span text:style-name="T5">VERSION.</text:span></text:p>
      <text:p text:style-name="P54">Вид носителя данных:<text:span text:style-name="T15"> </text:span><text:span text:style-name="T8">диск CD-R</text:span>, учётный номер машинного носителя: _____________</text:p>
      <text:p text:style-name="P54">Изготовитель: ФГУП МОКБ «Марс».</text:p>
      <text:p text:style-name="P54">Назначение программного изделия: <text:span text:style-name="T20">Ф</text:span>ПО БВУ<text:span text:style-name="T24">-К</text:span> предназначено для работы в составе программного обеспечения системы управления <text:s/><text:span text:style-name="T8">«KazSat-2» (</text:span><text:span text:style-name="T20">ПО СУ </text:span><text:span text:style-name="T8">«KazSat-2»).</text:span></text:p>
      <text:p text:style-name="P102">Функциональное программное обеспечение блока вычислительных устройств <text:span text:style-name="T8">(</text:span><text:span text:style-name="T20">Ф</text:span><text:span text:style-name="T8">ПО</text:span> БВУ<text:span text:style-name="T24">-К</text:span>) записано на машинном носителе – диске <text:span text:style-name="T8">CD-R</text:span>, <text:span text:style-name="T8">700 </text:span><text:span text:style-name="T20">МБайт </text:span>и состоит из набора файлов, представленных в таблице 2.1.</text:p>
      <text:p text:style-name="P114"/>
      <text:p text:style-name="P44">Таблица 2.1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73">Номер</text:p>
            <text:p text:style-name="P75">файла</text:p>
          </table:table-cell>
          <table:table-cell table:style-name="Таблица11.B1" office:value-type="string">
            <text:p text:style-name="P71">Имя файла</text:p>
          </table:table-cell>
          <table:table-cell table:style-name="Таблица11.C1" office:value-type="string">
            <text:p text:style-name="P69"/>
          </table:table-cell>
          <table:table-cell table:style-name="Таблица11.A1" office:value-type="string">
            <text:p text:style-name="P73">Номер</text:p>
            <text:p text:style-name="P75">файла</text:p>
          </table:table-cell>
          <table:table-cell table:style-name="Таблица11.B1" office:value-type="string">
            <text:p text:style-name="P71">Имя файла</text:p>
          </table:table-cell>
        </table:table-row>
        <table:table-row>
          <table:table-cell table:style-name="Таблица11.B1" office:value-type="string">
            <text:p text:style-name="P19">1</text:p>
            <text:p text:style-name="P19">2</text:p>
            <text:p text:style-name="P19">3</text:p>
            <text:p text:style-name="P19">4</text:p>
            <text:p text:style-name="P19">5</text:p>
            <text:p text:style-name="P19">6</text:p>
            <text:p text:style-name="P19">7</text:p>
            <text:p text:style-name="P19">8</text:p>
            <text:p text:style-name="P19">9</text:p>
            <text:p text:style-name="P19">10</text:p>
            <text:p text:style-name="P19">11</text:p>
            <text:p text:style-name="P19">12</text:p>
            <text:p text:style-name="P19">13</text:p>
            <text:p text:style-name="P19">14</text:p>
            <text:p text:style-name="P19">15</text:p>
            <text:p text:style-name="P19">16</text:p>
            <text:p text:style-name="P19">17</text:p>
            <text:p text:style-name="P19">18</text:p>
            <text:p text:style-name="P19">19</text:p>
            <text:p text:style-name="P19">20</text:p>
            <text:p text:style-name="P19">21</text:p>
            <text:p text:style-name="P19">22</text:p>
            <text:p text:style-name="P19">23</text:p>
            <text:p text:style-name="P19">24</text:p>
            <text:p text:style-name="P19">25</text:p>
            <text:p text:style-name="P19">26</text:p>
            <text:p text:style-name="P19">27</text:p>
            <text:p text:style-name="P19">28</text:p>
            <text:p text:style-name="P19">29</text:p>
            <text:p text:style-name="P19">30</text:p>
            <text:p text:style-name="P19">31</text:p>
            <text:p text:style-name="P19">32</text:p>
            <text:p text:style-name="P19">33</text:p>
            <text:p text:style-name="P19">34</text:p>
            <text:p text:style-name="P19">35</text:p>
            <text:p text:style-name="P19">36</text:p>
            <text:p text:style-name="P19">37</text:p>
            <text:p text:style-name="P19">38</text:p>
          </table:table-cell>
          <table:table-cell table:style-name="Таблица11.B1" office:value-type="string">
            <text:p text:style-name="P28">page0008.hex</text:p>
            <text:p text:style-name="P28">page0009.hex</text:p>
            <text:p text:style-name="P28">page000a.hex</text:p>
            <text:p text:style-name="P28">page000b.hex</text:p>
            <text:p text:style-name="P28">page000c.hex</text:p>
            <text:p text:style-name="P28">page000d.hex</text:p>
            <text:p text:style-name="P28">page000e.hex</text:p>
            <text:p text:style-name="P28">page000f.hex</text:p>
            <text:p text:style-name="P28">page0010.hex</text:p>
            <text:p text:style-name="P28">page0011.hex</text:p>
            <text:p text:style-name="P28">page0012.hex</text:p>
            <text:p text:style-name="P28">page0013.hex</text:p>
            <text:p text:style-name="P28">page0014.hex</text:p>
            <text:p text:style-name="P28">page0015.hex</text:p>
            <text:p text:style-name="P28">page0016.hex</text:p>
            <text:p text:style-name="P28">page0017.hex</text:p>
            <text:p text:style-name="P28">page001b.hex</text:p>
            <text:p text:style-name="P28">page001c.hex</text:p>
            <text:p text:style-name="P28">page001d.hex</text:p>
            <text:p text:style-name="P28">page001e.hex</text:p>
            <text:p text:style-name="P28">page001f.hex</text:p>
            <text:p text:style-name="P28">page0020.hex</text:p>
            <text:p text:style-name="P28">page0021.hex</text:p>
            <text:p text:style-name="P28">page0022.hex</text:p>
            <text:p text:style-name="P28">page0023.hex</text:p>
            <text:p text:style-name="P28">page0024.hex</text:p>
            <text:p text:style-name="P28">page0025.hex</text:p>
            <text:p text:style-name="P28">page0026.hex</text:p>
            <text:p text:style-name="P28">page0027.hex</text:p>
            <text:p text:style-name="P28">page0028.hex</text:p>
            <text:p text:style-name="P28">page0029.hex</text:p>
            <text:p text:style-name="P28">page002a.hex</text:p>
            <text:p text:style-name="P28">page002b.hex</text:p>
            <text:p text:style-name="P28">page002c.hex</text:p>
            <text:p text:style-name="P28">page002d.hex</text:p>
            <text:p text:style-name="P28">page002e.hex</text:p>
            <text:p text:style-name="P28">page002f.hex</text:p>
            <text:p text:style-name="P14">page0030.hex</text:p>
          </table:table-cell>
          <table:table-cell table:style-name="Таблица11.C1" office:value-type="string">
            <text:p text:style-name="P69"/>
          </table:table-cell>
          <table:table-cell table:style-name="Таблица11.B1" office:value-type="string">
            <text:p text:style-name="P21">39</text:p>
            <text:p text:style-name="P21">40</text:p>
            <text:p text:style-name="P21">41</text:p>
            <text:p text:style-name="P16"><text:span text:style-name="T23">4</text:span><text:span text:style-name="T22">2</text:span></text:p>
            <text:p text:style-name="P16"><text:span text:style-name="T23">4</text:span><text:span text:style-name="T22">3</text:span></text:p>
            <text:p text:style-name="P16"><text:span text:style-name="T23">4</text:span><text:span text:style-name="T22">4</text:span></text:p>
            <text:p text:style-name="P16"><text:span text:style-name="T23">4</text:span><text:span text:style-name="T22">5</text:span></text:p>
            <text:p text:style-name="P16"><text:span text:style-name="T23">4</text:span><text:span text:style-name="T22">6</text:span></text:p>
            <text:p text:style-name="P16"><text:span text:style-name="T23">4</text:span><text:span text:style-name="T22">7</text:span></text:p>
            <text:p text:style-name="P16"><text:span text:style-name="T23">4</text:span><text:span text:style-name="T22">8</text:span></text:p>
            <text:p text:style-name="P16"><text:span text:style-name="T23">4</text:span><text:span text:style-name="T22">9</text:span></text:p>
            <text:p text:style-name="P16"><text:span text:style-name="T23">5</text:span><text:span text:style-name="T22">0</text:span></text:p>
            <text:p text:style-name="P16"><text:span text:style-name="T23">5</text:span><text:span text:style-name="T22">1</text:span></text:p>
            <text:p text:style-name="P16"><text:span text:style-name="T23">5</text:span><text:span text:style-name="T22">2</text:span></text:p>
            <text:p text:style-name="P16"><text:span text:style-name="T23">5</text:span><text:span text:style-name="T22">3</text:span></text:p>
            <text:p text:style-name="P16"><text:span text:style-name="T23">5</text:span><text:span text:style-name="T22">4</text:span></text:p>
            <text:p text:style-name="P16"><text:span text:style-name="T23">5</text:span><text:span text:style-name="T22">5</text:span></text:p>
            <text:p text:style-name="P16"><text:span text:style-name="T23">5</text:span><text:span text:style-name="T22">6</text:span></text:p>
            <text:p text:style-name="P16"><text:span text:style-name="T23">5</text:span><text:span text:style-name="T22">7</text:span></text:p>
            <text:p text:style-name="P16"><text:span text:style-name="T23">5</text:span><text:span text:style-name="T22">8</text:span></text:p>
            <text:p text:style-name="P16"><text:span text:style-name="T23">5</text:span><text:span text:style-name="T22">9</text:span></text:p>
            <text:p text:style-name="P16"><text:span text:style-name="T23">6</text:span><text:span text:style-name="T22">0</text:span></text:p>
            <text:p text:style-name="P16"><text:span text:style-name="T23">6</text:span><text:span text:style-name="T22">1</text:span></text:p>
            <text:p text:style-name="P16"><text:span text:style-name="T23">6</text:span><text:span text:style-name="T22">2</text:span></text:p>
            <text:p text:style-name="P21">63</text:p>
            <text:p text:style-name="P21">64</text:p>
            <text:p text:style-name="P21">65</text:p>
            <text:p text:style-name="P21">66</text:p>
            <text:p text:style-name="P21">67</text:p>
            <text:p text:style-name="P21">68</text:p>
            <text:p text:style-name="P21">69</text:p>
            <text:p text:style-name="P21">70</text:p>
            <text:p text:style-name="P21">71</text:p>
            <text:p text:style-name="P21">72</text:p>
            <text:p text:style-name="P21">73</text:p>
            <text:p text:style-name="P21">74</text:p>
            <text:p text:style-name="P21">75</text:p>
            <text:p text:style-name="P21">76</text:p>
          </table:table-cell>
          <table:table-cell table:style-name="Таблица11.B1" office:value-type="string">
            <text:p text:style-name="P14">page0031.hex</text:p>
            <text:p text:style-name="P14">page0032.hex</text:p>
            <text:p text:style-name="P14">page0033.hex</text:p>
            <text:p text:style-name="P14">page0034.hex</text:p>
            <text:p text:style-name="P14">page0035.hex</text:p>
            <text:p text:style-name="P14">page0036.hex</text:p>
            <text:p text:style-name="P14">page0037.hex</text:p>
            <text:p text:style-name="P14">page0038.hex</text:p>
            <text:p text:style-name="P14">page0039.hex</text:p>
            <text:p text:style-name="P14">page003a.hex</text:p>
            <text:p text:style-name="P14">page003b.hex</text:p>
            <text:p text:style-name="P14">page003c.hex</text:p>
            <text:p text:style-name="P14">page003d.hex</text:p>
            <text:p text:style-name="P14">page003e.hex</text:p>
            <text:p text:style-name="P14">page003f.hex</text:p>
            <text:p text:style-name="P14">page0040.hex</text:p>
            <text:p text:style-name="P14">page0041.hex</text:p>
            <text:p text:style-name="P14">page0042.hex</text:p>
            <text:p text:style-name="P14">page0043.hex</text:p>
            <text:p text:style-name="P14">page0044.hex</text:p>
            <text:p text:style-name="P14">page0045.hex</text:p>
            <text:p text:style-name="P14">page0046.hex</text:p>
            <text:p text:style-name="P14">page0047.hex</text:p>
            <text:p text:style-name="P14">page0088.hex</text:p>
            <text:p text:style-name="P14">page0089.hex</text:p>
            <text:p text:style-name="P15">page008b.hex</text:p>
            <text:p text:style-name="P15">page008c.hex</text:p>
            <text:p text:style-name="P15">page008d.hex</text:p>
            <text:p text:style-name="P15">page008e.hex</text:p>
            <text:p text:style-name="P15">page008f.hex</text:p>
            <text:p text:style-name="P15">page008a.hex</text:p>
            <text:p text:style-name="P29">page0090.hex</text:p>
            <text:p text:style-name="P29">page0091.hex</text:p>
            <text:p text:style-name="P29">page0092.hex</text:p>
            <text:p text:style-name="P29">page0093.hex</text:p>
            <text:p text:style-name="P29">page0094.hex</text:p>
            <text:p text:style-name="P29">page0095.hex</text:p>
            <text:p text:style-name="P15">page0096.hex</text:p>
          </table:table-cell>
        </table:table-row>
      </table:table>
      <text:p text:style-name="P26"/>
      <text:p text:style-name="P26"/>
      <text:p text:style-name="P26"><text:soft-page-break/></text:p>
      <text:p text:style-name="P56">Продолжение таблицы 2.1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74">Номер</text:p>
            <text:p text:style-name="P76">файла</text:p>
          </table:table-cell>
          <table:table-cell table:style-name="Таблица12.B1" office:value-type="string">
            <text:p text:style-name="P72">Имя файла</text:p>
          </table:table-cell>
          <table:table-cell table:style-name="Таблица12.C1" office:value-type="string">
            <text:p text:style-name="P70"/>
          </table:table-cell>
          <table:table-cell table:style-name="Таблица12.A1" office:value-type="string">
            <text:p text:style-name="P74">Номер</text:p>
            <text:p text:style-name="P76">файла</text:p>
          </table:table-cell>
          <table:table-cell table:style-name="Таблица12.B1" office:value-type="string">
            <text:p text:style-name="P72">Имя файла</text:p>
          </table:table-cell>
        </table:table-row>
        <table:table-row>
          <table:table-cell table:style-name="Таблица12.B1" office:value-type="string">
            <text:p text:style-name="P17"><text:span text:style-name="T21">7</text:span><text:span text:style-name="T22">7</text:span></text:p>
            <text:p text:style-name="P17"><text:span text:style-name="T21">7</text:span><text:span text:style-name="T22">8</text:span></text:p>
            <text:p text:style-name="P17"><text:span text:style-name="T21">7</text:span><text:span text:style-name="T22">9</text:span></text:p>
            <text:p text:style-name="P17"><text:span text:style-name="T21">8</text:span><text:span text:style-name="T22">0</text:span></text:p>
            <text:p text:style-name="P17"><text:span text:style-name="T21">8</text:span><text:span text:style-name="T22">1</text:span></text:p>
            <text:p text:style-name="P17"><text:span text:style-name="T21">8</text:span><text:span text:style-name="T22">2</text:span></text:p>
            <text:p text:style-name="P17"><text:span text:style-name="T21">8</text:span><text:span text:style-name="T22">3</text:span></text:p>
            <text:p text:style-name="P17"><text:span text:style-name="T21">8</text:span><text:span text:style-name="T22">4</text:span></text:p>
            <text:p text:style-name="P17"><text:span text:style-name="T21">8</text:span><text:span text:style-name="T22">5</text:span></text:p>
            <text:p text:style-name="P17"><text:span text:style-name="T21">8</text:span><text:span text:style-name="T22">6</text:span></text:p>
            <text:p text:style-name="P18"><text:span text:style-name="T21">8</text:span><text:span text:style-name="T22">7</text:span></text:p>
            <text:p text:style-name="P18"><text:span text:style-name="T21">8</text:span><text:span text:style-name="T22">8</text:span></text:p>
            <text:p text:style-name="P18"><text:span text:style-name="T21">8</text:span><text:span text:style-name="T22">9</text:span></text:p>
            <text:p text:style-name="P18"><text:span text:style-name="T21">9</text:span><text:span text:style-name="T22">0</text:span></text:p>
            <text:p text:style-name="P18"><text:span text:style-name="T21">9</text:span><text:span text:style-name="T22">1</text:span></text:p>
            <text:p text:style-name="P18"><text:span text:style-name="T21">9</text:span><text:span text:style-name="T22">2</text:span></text:p>
            <text:p text:style-name="P18"><text:span text:style-name="T21">9</text:span><text:span text:style-name="T22">3</text:span></text:p>
            <text:p text:style-name="P18"><text:span text:style-name="T21">9</text:span><text:span text:style-name="T22">4</text:span></text:p>
            <text:p text:style-name="P18"><text:span text:style-name="T21">9</text:span><text:span text:style-name="T22">5</text:span></text:p>
            <text:p text:style-name="P30">96</text:p>
            <text:p text:style-name="P18"><text:span text:style-name="T21">9</text:span><text:span text:style-name="T22">7</text:span></text:p>
            <text:p text:style-name="P18"><text:span text:style-name="T21">9</text:span><text:span text:style-name="T22">8</text:span></text:p>
            <text:p text:style-name="P18"><text:span text:style-name="T21">9</text:span><text:span text:style-name="T22">9</text:span></text:p>
            <text:p text:style-name="P18"><text:span text:style-name="T21">10</text:span><text:span text:style-name="T22">0</text:span></text:p>
            <text:p text:style-name="P18"><text:span text:style-name="T21">10</text:span><text:span text:style-name="T22">1</text:span></text:p>
            <text:p text:style-name="P18"><text:span text:style-name="T21">10</text:span><text:span text:style-name="T22">2</text:span></text:p>
            <text:p text:style-name="P18"><text:span text:style-name="T21">10</text:span><text:span text:style-name="T22">3</text:span></text:p>
            <text:p text:style-name="P18"><text:span text:style-name="T21">10</text:span><text:span text:style-name="T22">4</text:span></text:p>
            <text:p text:style-name="P18"><text:span text:style-name="T21">10</text:span><text:span text:style-name="T22">5</text:span></text:p>
            <text:p text:style-name="P30">106</text:p>
            <text:p text:style-name="P18"><text:span text:style-name="T21">10</text:span><text:span text:style-name="T22">7</text:span></text:p>
            <text:p text:style-name="P18"><text:span text:style-name="T21">10</text:span><text:span text:style-name="T22">8</text:span></text:p>
            <text:p text:style-name="P18"><text:span text:style-name="T21">10</text:span><text:span text:style-name="T22">9</text:span></text:p>
            <text:p text:style-name="P18"><text:span text:style-name="T21">11</text:span><text:span text:style-name="T22">0</text:span></text:p>
            <text:p text:style-name="P18"><text:span text:style-name="T21">11</text:span><text:span text:style-name="T22">1</text:span></text:p>
            <text:p text:style-name="P18"><text:span text:style-name="T21">11</text:span><text:span text:style-name="T22">2</text:span></text:p>
            <text:p text:style-name="P18"><text:span text:style-name="T21">11</text:span><text:span text:style-name="T22">3</text:span></text:p>
            <text:p text:style-name="P18"><text:span text:style-name="T25">11</text:span><text:span text:style-name="T26">4</text:span></text:p>
          </table:table-cell>
          <table:table-cell table:style-name="Таблица12.B1" office:value-type="string">
            <text:p text:style-name="P14">page0097.hex</text:p>
            <text:p text:style-name="P14">page009b.hex</text:p>
            <text:p text:style-name="P14">page009c.hex</text:p>
            <text:p text:style-name="P14">page009d.hex</text:p>
            <text:p text:style-name="P14">page009e.hex</text:p>
            <text:p text:style-name="P14">page009f.hex</text:p>
            <text:p text:style-name="P14">page00a0.hex</text:p>
            <text:p text:style-name="P14">page00a1.hex</text:p>
            <text:p text:style-name="P14">page00a2.hex</text:p>
            <text:p text:style-name="P14">page00a3.hex</text:p>
            <text:p text:style-name="P14">page00a4.hex</text:p>
            <text:p text:style-name="P14">page00a5.hex</text:p>
            <text:p text:style-name="P14">page00a6.hex</text:p>
            <text:p text:style-name="P14">page00a7.hex</text:p>
            <text:p text:style-name="P14">page00a8.hex</text:p>
            <text:p text:style-name="P14">page00a9.hex</text:p>
            <text:p text:style-name="P14">page00aa.hex</text:p>
            <text:p text:style-name="P14">page00ab.hex</text:p>
            <text:p text:style-name="P14">page00ac.hex</text:p>
            <text:p text:style-name="P14">page00ad.hex</text:p>
            <text:p text:style-name="P14">page00ae.hex</text:p>
            <text:p text:style-name="P14">page00af.hex</text:p>
            <text:p text:style-name="P14">page00b0.hex</text:p>
            <text:p text:style-name="P14">page00b1.hex</text:p>
            <text:p text:style-name="P14">page00b2.hex</text:p>
            <text:p text:style-name="P14">page00b3.hex</text:p>
            <text:p text:style-name="P14">page00b4.hex</text:p>
            <text:p text:style-name="P14">page00b5.hex</text:p>
            <text:p text:style-name="P14">page00b6.hex</text:p>
            <text:p text:style-name="P14">page00b7.hex</text:p>
            <text:p text:style-name="P14">page00b8.hex</text:p>
            <text:p text:style-name="P14">page00b9.hex</text:p>
            <text:p text:style-name="P14">page00ba.hex</text:p>
            <text:p text:style-name="P14">page00bb.hex</text:p>
            <text:p text:style-name="P14">page00bc.hex</text:p>
            <text:p text:style-name="P14">page00bd.hex</text:p>
            <text:p text:style-name="P14">page00be.hex</text:p>
            <text:p text:style-name="P14">page00bf.hex</text:p>
          </table:table-cell>
          <table:table-cell table:style-name="Таблица12.C1" office:value-type="string">
            <text:p text:style-name="P70"/>
          </table:table-cell>
          <table:table-cell table:style-name="Таблица12.B1" office:value-type="string">
            <text:p text:style-name="P22">11<text:span text:style-name="T26">5</text:span></text:p>
            <text:p text:style-name="P22">11<text:span text:style-name="T26">6</text:span></text:p>
            <text:p text:style-name="P22">11<text:span text:style-name="T26">7</text:span></text:p>
            <text:p text:style-name="P23">1<text:span text:style-name="T26">18</text:span></text:p>
            <text:p text:style-name="P23">1<text:span text:style-name="T26">19</text:span></text:p>
            <text:p text:style-name="P22">12<text:span text:style-name="T26">0</text:span></text:p>
            <text:p text:style-name="P22">12<text:span text:style-name="T26">1</text:span></text:p>
            <text:p text:style-name="P22">12<text:span text:style-name="T26">2</text:span>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  <table:table-cell table:style-name="Таблица12.B1" office:value-type="string">
            <text:p text:style-name="P14">page00c0.hex</text:p>
            <text:p text:style-name="P14">page00c1.hex</text:p>
            <text:p text:style-name="P14">page00c2.hex</text:p>
            <text:p text:style-name="P14">page00c3.hex</text:p>
            <text:p text:style-name="P14">page00c4.hex</text:p>
            <text:p text:style-name="P14">page00c5.hex</text:p>
            <text:p text:style-name="P14">page00c6.hex</text:p>
            <text:p text:style-name="P14">page00c7.hex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27"/>
      <text:p text:style-name="P35"><text:soft-page-break/></text:p>
      <text:h text:style-name="P118" text:outline-level="1">3 ОСНОВНЫЕ ХАРАКТЕРИСТИКИ</text:h>
      <text:p text:style-name="P108">3.1 Основными идентификационными характеристиками <text:span text:style-name="T20">функционального </text:span>программного обеспечения блока вычислительных устройств (ФПО БВУ<text:span text:style-name="T24">-К</text:span>) являются контрольное слово и дата создания, представленные в таблице 3.1.</text:p>
      <text:p text:style-name="P10"/>
      <text:h text:style-name="P123" text:outline-level="3">Таблица 3.1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9">Программное</text:p>
            <text:p text:style-name="P8">обеспечение</text:p>
          </table:table-cell>
          <table:table-cell table:style-name="Таблица5.A1" office:value-type="string">
            <text:p text:style-name="P9">Контрольное</text:p>
            <text:p text:style-name="P8">слово</text:p>
          </table:table-cell>
          <table:table-cell table:style-name="Таблица5.C1" office:value-type="string">
            <text:p text:style-name="P9">Дата </text:p>
            <text:p text:style-name="P8">создания</text:p>
          </table:table-cell>
        </table:table-row>
        <table:table-row table:style-name="Таблица5.1">
          <table:table-cell table:style-name="Таблица5.A1" office:value-type="string">
            <text:p text:style-name="P83">ФПО БВУ<text:span text:style-name="T24">-К</text:span></text:p>
          </table:table-cell>
          <table:table-cell table:style-name="Таблица5.A1" office:value-type="string">
            <text:h text:style-name="P126" text:outline-level="5">DKS_KA</text:h>
          </table:table-cell>
          <table:table-cell table:style-name="Таблица5.C1" office:value-type="string">
            <text:p text:style-name="P25">DATE_KA</text:p>
          </table:table-cell>
        </table:table-row>
      </table:table>
      <text:p text:style-name="P46"/>
      <text:p text:style-name="P53"/>
      <text:p text:style-name="P50"/>
      <text:p text:style-name="P48">4 <text:s/>КОМПЛЕКТНОСТЬ</text:p>
      <text:h text:style-name="P123" text:outline-level="3">Таблица 4.1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office:value-type="string">
            <text:p text:style-name="P84">Обозначение</text:p>
          </table:table-cell>
          <table:table-cell table:style-name="Таблица6.A1" office:value-type="string">
            <text:h text:style-name="P125" text:outline-level="4">Наименование</text:h>
          </table:table-cell>
          <table:table-cell table:style-name="Таблица6.A1" office:value-type="string">
            <text:p text:style-name="P84">Количе­ство</text:p>
          </table:table-cell>
          <table:table-cell table:style-name="Таблица6.A1" office:value-type="string">
            <text:p text:style-name="P84">Порядковый учетный номер</text:p>
          </table:table-cell>
          <table:table-cell table:style-name="Таблица6.E1" office:value-type="string">
            <text:p text:style-name="P84">Приме­чание</text:p>
          </table:table-cell>
        </table:table-row>
        <table:table-row table:style-name="Таблица6.2">
          <table:table-cell table:style-name="Таблица6.A1" office:value-type="string">
            <text:p text:style-name="P84">1</text:p>
          </table:table-cell>
          <table:table-cell table:style-name="Таблица6.A1" office:value-type="string">
            <text:p text:style-name="P84">2</text:p>
          </table:table-cell>
          <table:table-cell table:style-name="Таблица6.A1" office:value-type="string">
            <text:p text:style-name="P84">3</text:p>
          </table:table-cell>
          <table:table-cell table:style-name="Таблица6.A1" office:value-type="string">
            <text:p text:style-name="P84">4</text:p>
          </table:table-cell>
          <table:table-cell table:style-name="Таблица6.E1" office:value-type="string">
            <text:p text:style-name="P84">5</text:p>
          </table:table-cell>
        </table:table-row>
        <table:table-row table:style-name="Таблица6.3">
          <table:table-cell table:style-name="Таблица6.A3" office:value-type="string">
            <text:p text:style-name="P83">СИЯМ.<text:span text:style-name="T8">00845</text:span>-01</text:p>
            <text:p text:style-name="P82">(на машинном носителе <text:span text:style-name="T8">СИЯМ.00845-01</text:span> М)</text:p>
          </table:table-cell>
          <table:table-cell table:style-name="Таблица6.A3" office:value-type="string">
            <text:p text:style-name="P83">Функциональное программное обеспечение блока вычисли­тельных устройств</text:p>
            <text:p text:style-name="P82">(ФПО БВУ<text:span text:style-name="T24">-К</text:span>)</text:p>
          </table:table-cell>
          <table:table-cell table:style-name="Таблица6.A1" office:value-type="string">
            <text:p text:style-name="P88">1</text:p>
            <text:p text:style-name="P87"/>
          </table:table-cell>
          <table:table-cell table:style-name="Таблица6.A1" office:value-type="string">
            <text:p text:style-name="P93">VERSION</text:p>
            <text:p text:style-name="P87"/>
          </table:table-cell>
          <table:table-cell table:style-name="Таблица6.E3" office:value-type="string">
            <text:p text:style-name="P92"/>
          </table:table-cell>
        </table:table-row>
        <table:table-row table:style-name="Таблица6.4">
          <table:table-cell table:style-name="Таблица6.A1" office:value-type="string">
            <text:p text:style-name="P83">СИЯМ.<text:span text:style-name="T8">00845</text:span>-01 30</text:p>
          </table:table-cell>
          <table:table-cell table:style-name="Таблица6.A1" office:value-type="string">
            <text:p text:style-name="P95">Формуляр </text:p>
          </table:table-cell>
          <table:table-cell table:style-name="Таблица6.A1" office:value-type="string">
            <text:p text:style-name="P89">1</text:p>
          </table:table-cell>
          <table:table-cell table:style-name="Таблица6.A1" office:value-type="string">
            <text:p text:style-name="P84">-</text:p>
          </table:table-cell>
          <table:table-cell table:style-name="Таблица6.E1" office:value-type="string">
            <text:p text:style-name="P91"/>
            <text:p text:style-name="P90"/>
          </table:table-cell>
        </table:table-row>
      </table:table>
      <text:p text:style-name="P52"/>
      <text:p text:style-name="P46"/>
      <text:p text:style-name="P51"/>
      <text:p text:style-name="P113">5 <text:s/>ПЕРИОДИЧЕСКИЙ <text:s/>КОНТРОЛЬ <text:s/>ОСНОВНЫХ <text:s/>ХАРАКТЕРИСТИК <text:s/>ПРИ <text:s/>ЭКСПЛУАТАЦИИ <text:s/>И <text:s/>ХРАНЕНИИ</text:p>
      <text:p text:style-name="P111"/>
      <text:p text:style-name="P111">5.1 Контроль характеристик, указанных в таблице 5.1, производить при эксплуатации и хранении, не реже одного раза в год.</text:p>
      <text:p text:style-name="P112">Таблица 5.1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D"/>
        <table:table-column table:style-name="Таблица7.E"/>
        <table:table-column table:style-name="Таблица7.H"/>
        <table:table-row table:style-name="Таблица7.1">
          <table:table-cell table:style-name="Таблица7.A1" table:number-rows-spanned="2" table:number-columns-spanned="2" office:value-type="string">
            <text:p text:style-name="P33">Проверяемая характеристика</text:p>
          </table:table-cell>
          <table:covered-table-cell/>
          <table:table-cell table:style-name="Таблица7.C1" table:number-columns-spanned="6" office:value-type="string">
            <text:p text:style-name="P33">Дата проведения проверк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7.1">
          <table:covered-table-cell/>
          <table:covered-table-cell/>
          <table:table-cell table:style-name="Таблица7.A1" table:number-columns-spanned="2" office:value-type="string">
            <text:p text:style-name="P96">20____г.</text:p>
          </table:table-cell>
          <table:covered-table-cell/>
          <table:table-cell table:style-name="Таблица7.A1" table:number-columns-spanned="2" office:value-type="string">
            <text:p text:style-name="P96">20____г.</text:p>
          </table:table-cell>
          <table:covered-table-cell/>
          <table:table-cell table:style-name="Таблица7.C1" table:number-columns-spanned="2" office:value-type="string">
            <text:p text:style-name="P96">20____г.</text:p>
          </table:table-cell>
          <table:covered-table-cell/>
        </table:table-row>
        <table:table-row table:style-name="Таблица7.3">
          <table:table-cell table:style-name="Таблица7.A1" office:value-type="string">
            <text:p text:style-name="P33">Наименование измерения</text:p>
          </table:table-cell>
          <table:table-cell table:style-name="Таблица7.A1" office:value-type="string">
            <text:p text:style-name="P33">Величи-на</text:p>
          </table:table-cell>
          <table:table-cell table:style-name="Таблица7.A1" office:value-type="string">
            <text:p text:style-name="P33">Фактиче-ская величина</text:p>
          </table:table-cell>
          <table:table-cell table:style-name="Таблица7.A1" office:value-type="string">
            <text:p text:style-name="P33">Проверил (долж-ность, подпись)</text:p>
          </table:table-cell>
          <table:table-cell table:style-name="Таблица7.A1" office:value-type="string">
            <text:p text:style-name="P33">Фактиче-ская величи-на</text:p>
          </table:table-cell>
          <table:table-cell table:style-name="Таблица7.A1" office:value-type="string">
            <text:p text:style-name="P33">Проверил (долж-ность, подпись)</text:p>
          </table:table-cell>
          <table:table-cell table:style-name="Таблица7.A1" office:value-type="string">
            <text:p text:style-name="P33">Фактиче-ская величи-на</text:p>
          </table:table-cell>
          <table:table-cell table:style-name="Таблица7.C1" office:value-type="string">
            <text:p text:style-name="P33">Проверил (долж-ность, подпись)</text:p>
          </table:table-cell>
        </table:table-row>
        <table:table-row table:style-name="Таблица7.3">
          <table:table-cell table:style-name="Таблица7.A1" office:value-type="string">
            <text:p text:style-name="P39">Контрольное слово </text:p>
            <text:p text:style-name="P78"><text:span text:style-name="T20">Ф</text:span>ПО БВУ<text:span text:style-name="T24">-К</text:span></text:p>
          </table:table-cell>
          <table:table-cell table:style-name="Таблица7.A1" office:value-type="string">
            <text:h text:style-name="P127" text:outline-level="5">DKS_KA</text:h>
          </table:table-cell>
          <table:table-cell table:style-name="Таблица7.A1" office:value-type="string">
            <text:p text:style-name="P80"/>
          </table:table-cell>
          <table:table-cell table:style-name="Таблица7.A1" office:value-type="string">
            <text:p text:style-name="P80"/>
          </table:table-cell>
          <table:table-cell table:style-name="Таблица7.A1" office:value-type="string">
            <text:p text:style-name="P80"/>
          </table:table-cell>
          <table:table-cell table:style-name="Таблица7.A1" office:value-type="string">
            <text:p text:style-name="P80"/>
          </table:table-cell>
          <table:table-cell table:style-name="Таблица7.A1" office:value-type="string">
            <text:p text:style-name="P77"/>
          </table:table-cell>
          <table:table-cell table:style-name="Таблица7.C1" office:value-type="string">
            <text:p text:style-name="P77"/>
          </table:table-cell>
        </table:table-row>
        <table:table-row table:style-name="Таблица7.3">
          <table:table-cell table:style-name="Таблица7.A1" office:value-type="string">
            <text:p text:style-name="P79">Дата создания</text:p>
          </table:table-cell>
          <table:table-cell table:style-name="Таблица7.A1" office:value-type="string">
            <text:p text:style-name="P81">DATE_KA</text:p>
          </table:table-cell>
          <table:table-cell table:style-name="Таблица7.A1" office:value-type="string">
            <text:p text:style-name="P80"/>
          </table:table-cell>
          <table:table-cell table:style-name="Таблица7.A1" office:value-type="string">
            <text:p text:style-name="P80"/>
          </table:table-cell>
          <table:table-cell table:style-name="Таблица7.A1" office:value-type="string">
            <text:p text:style-name="P80"/>
          </table:table-cell>
          <table:table-cell table:style-name="Таблица7.A1" office:value-type="string">
            <text:p text:style-name="P80"/>
          </table:table-cell>
          <table:table-cell table:style-name="Таблица7.A1" office:value-type="string">
            <text:p text:style-name="P77"/>
          </table:table-cell>
          <table:table-cell table:style-name="Таблица7.C1" office:value-type="string">
            <text:p text:style-name="P77"/>
          </table:table-cell>
        </table:table-row>
      </table:table>
      <text:p text:style-name="P97"/>
      <text:p text:style-name="P98"/>
      <text:p text:style-name="P99"/>
      <text:p text:style-name="P32">6 <text:s/>СВИДЕТЕЛЬСТВО <text:s/>О <text:s/>ПРИЕМКЕ</text:p>
      <text:p text:style-name="P45"/>
      <text:p text:style-name="P86"><text:span text:style-name="T13"><text:tab/>Функциональное программное обеспечение блока вычислительных устройств (ФПО БВУ</text:span><text:span text:style-name="T14">-К</text:span><text:span text:style-name="T13">) </text:span><text:span text:style-name="T9">СИЯМ.00845-01</text:span><text:span text:style-name="T13"> с порядковым учетным номером </text:span><text:span text:style-name="T11">VERSION</text:span><text:span text:style-name="T13">, содержащееся на машинном носителе </text:span><text:span text:style-name="T9">СИЯМ.00845-01</text:span><text:span text:style-name="T13"> М, изготовлено и принято в <text:s text:c="3"/>соответствии с действующей программной документацией и признано годным для _________________________________________________ ____________________________________________________________</text:span></text:p>
      <text:p text:style-name="P85">____________________________________________________________________________________________________________________________________________________________________________________</text:p>
      <text:p text:style-name="P94"/>
      <text:p text:style-name="P104"><text:tab/><text:tab/>Дата выпуска <text:s text:c="2"/>____ <text:s/>______________ 20_____г.</text:p>
      <text:p text:style-name="P106"/>
      <text:p text:style-name="P106">Начальник ОТК __________________</text:p>
      <text:p text:style-name="P104"><text:s text:c="41"/><text:span text:style-name="T19">Подпись</text:span></text:p>
      <text:p text:style-name="P104">М.П.</text:p>
      <text:p text:style-name="P104"/>
      <text:p text:style-name="P106">Руководитель предприятия__________________</text:p>
      <text:p text:style-name="P104"><text:s text:c="62"/><text:span text:style-name="T18">Подпись</text:span></text:p>
      <text:p text:style-name="P105">М.П.</text:p>
      <text:p text:style-name="P105"/>
      <text:p text:style-name="P106"/>
      <text:p text:style-name="P49"/>
      <text:p text:style-name="P43"/>
      <text:p text:style-name="P32">7 <text:s/>СВИДЕТЕЛЬСТВО <text:s/>ОБ УПАКОВЫВАНИИ</text:p>
      <text:p text:style-name="P47"/>
      <text:p text:style-name="P100"><text:span text:style-name="T7">Функциональное п</text:span><text:span text:style-name="T2">рограммное обеспечение блока вычислительных устройств (ФПО БВУ</text:span><text:span text:style-name="T3">-К</text:span><text:span text:style-name="T2">) </text:span><text:span text:style-name="T6">СИЯМ.00845-01</text:span><text:span text:style-name="T2"> с <text:s/>порядковым <text:s/>учетным <text:s/>номером <text:s/></text:span><text:span text:style-name="T4">VERSION</text:span><text:span text:style-name="T2">, содержащееся <text:s/>на <text:s/>машинном <text:s text:c="2"/>носителе <text:s text:c="3"/></text:span><text:span text:style-name="T6">СИЯМ.00845-01</text:span><text:span text:style-name="T2"> М, <text:s/>упаковано в штатную тару (пластиковую коробку).</text:span></text:p>
      <text:p text:style-name="P109">Учётный номер машинного носителя_________________</text:p>
      <text:p text:style-name="P110"/>
      <text:p text:style-name="P110"/>
      <text:p text:style-name="P103">Дата упаковки _______________________</text:p>
      <text:p text:style-name="P103"/>
      <text:p text:style-name="P103">Упаковку произвёл _______________________</text:p>
      <text:p text:style-name="P107"><text:s text:c="61"/>фамилия, подпись, дата</text:p>
      <text:p text:style-name="P103">М.П.</text:p>
      <text:p text:style-name="P103"/>
      <text:p text:style-name="P103"/>
      <text:p text:style-name="P103">Изделие после упаковки принял_______________________</text:p>
      <text:p text:style-name="P107"><text:s text:c="88"/>фамилия, подпись, дата</text:p>
      <text:h text:style-name="P121" text:outline-level="1"/>
      <text:h text:style-name="P118" text:outline-level="1">8 СВЕДЕНИЯ О ХРАНЕНИИ</text:h>
      <table:table table:name="Таблица8" table:style-name="Таблица8">
        <table:table-column table:style-name="Таблица8.A" table:number-columns-repeated="2"/>
        <table:table-column table:style-name="Таблица8.C"/>
        <table:table-column table:style-name="Таблица8.D"/>
        <table:table-row table:style-name="Таблица8.1">
          <table:table-cell table:style-name="Таблица8.A1" table:number-columns-spanned="2" office:value-type="string">
            <text:p text:style-name="P55">Дата</text:p>
          </table:table-cell>
          <table:covered-table-cell/>
          <table:table-cell table:style-name="Таблица8.A1" table:number-rows-spanned="2" office:value-type="string">
            <text:p text:style-name="P55">Условия<text:line-break/>хранения</text:p>
          </table:table-cell>
          <table:table-cell table:style-name="Таблица8.D1" table:number-rows-spanned="2" office:value-type="string">
            <text:p text:style-name="P55">Примечание</text:p>
          </table:table-cell>
        </table:table-row>
        <table:table-row table:style-name="Таблица8.2">
          <table:table-cell table:style-name="Таблица8.A1" office:value-type="string">
            <text:p text:style-name="P55">приёмки <text:line-break/>на хранение</text:p>
          </table:table-cell>
          <table:table-cell table:style-name="Таблица8.A1" office:value-type="string">
            <text:p text:style-name="P55">снятия<text:line-break/>с хранения</text:p>
          </table:table-cell>
          <table:covered-table-cell/>
          <table:covered-table-cell/>
        </table:table-row>
        <table:table-row table:style-name="Таблица8.3">
          <table:table-cell table:style-name="Таблица8.A3" office:value-type="string">
            <text:p text:style-name="P58"/>
          </table:table-cell>
          <table:table-cell table:style-name="Таблица8.A3" office:value-type="string">
            <text:p text:style-name="P58"/>
          </table:table-cell>
          <table:table-cell table:style-name="Таблица8.A3" office:value-type="string">
            <text:p text:style-name="P60">1 Температура в помещении</text:p>
            <text:p text:style-name="P59">от 10˚С до 35˚С</text:p>
          </table:table-cell>
          <table:table-cell table:style-name="Таблица8.D3" office:value-type="string">
            <text:p text:style-name="P57"/>
          </table:table-cell>
        </table:table-row>
        <table:table-row table:style-name="Таблица8.3">
          <table:table-cell table:style-name="Таблица8.A4" office:value-type="string">
            <text:p text:style-name="P58"/>
          </table:table-cell>
          <table:table-cell table:style-name="Таблица8.A4" office:value-type="string">
            <text:p text:style-name="P58"/>
          </table:table-cell>
          <table:table-cell table:style-name="Таблица8.A4" office:value-type="string">
            <text:p text:style-name="P60">2 Относительная влажность</text:p>
            <text:p text:style-name="P59">от 8% до 80%</text:p>
          </table:table-cell>
          <table:table-cell table:style-name="Таблица8.D4" office:value-type="string">
            <text:p text:style-name="P57"/>
          </table:table-cell>
        </table:table-row>
        <table:table-row table:style-name="Таблица8.3">
          <table:table-cell table:style-name="Таблица8.A4" office:value-type="string">
            <text:p text:style-name="P58"/>
          </table:table-cell>
          <table:table-cell table:style-name="Таблица8.A4" office:value-type="string">
            <text:p text:style-name="P58"/>
          </table:table-cell>
          <table:table-cell table:style-name="Таблица8.A4" office:value-type="string">
            <text:p text:style-name="P60">3 Предохранение от воздействия прямого солнечного света </text:p>
          </table:table-cell>
          <table:table-cell table:style-name="Таблица8.D4" office:value-type="string">
            <text:p text:style-name="P57"/>
          </table:table-cell>
        </table:table-row>
        <table:table-row table:style-name="Таблица8.3">
          <table:table-cell table:style-name="Таблица8.A4" office:value-type="string">
            <text:p text:style-name="P58"/>
          </table:table-cell>
          <table:table-cell table:style-name="Таблица8.A4" office:value-type="string">
            <text:p text:style-name="P58"/>
          </table:table-cell>
          <table:table-cell table:style-name="Таблица8.A4" office:value-type="string">
            <text:p text:style-name="P61"><text:span text:style-name="T16">4 Предохранение от воздействия магнитных полей </text:span><text:span text:style-name="T16">свыше 4·10</text:span><text:span text:style-name="T17">3 </text:span><text:span text:style-name="T16">А/м <text:line-break/>(50 эрстед)</text:span></text:p>
          </table:table-cell>
          <table:table-cell table:style-name="Таблица8.D4" office:value-type="string">
            <text:p text:style-name="P57"/>
          </table:table-cell>
        </table:table-row>
        <table:table-row table:style-name="Таблица8.3">
          <table:table-cell table:style-name="Таблица8.A4" office:value-type="string">
            <text:p text:style-name="P58"/>
          </table:table-cell>
          <table:table-cell table:style-name="Таблица8.A4" office:value-type="string">
            <text:p text:style-name="P58"/>
          </table:table-cell>
          <table:table-cell table:style-name="Таблица8.A4" office:value-type="string">
            <text:p text:style-name="P60">5 Предохранение от ударов, механических повреждений, органических растворителей</text:p>
          </table:table-cell>
          <table:table-cell table:style-name="Таблица8.D4" office:value-type="string">
            <text:p text:style-name="P57"/>
          </table:table-cell>
        </table:table-row>
        <table:table-row table:style-name="Таблица8.3">
          <table:table-cell table:style-name="Таблица8.A4" office:value-type="string">
            <text:p text:style-name="P58"/>
          </table:table-cell>
          <table:table-cell table:style-name="Таблица8.A4" office:value-type="string">
            <text:p text:style-name="P58"/>
          </table:table-cell>
          <table:table-cell table:style-name="Таблица8.A4" office:value-type="string">
            <text:p text:style-name="P60">6 В штатной таре</text:p>
          </table:table-cell>
          <table:table-cell table:style-name="Таблица8.D4" office:value-type="string">
            <text:p text:style-name="P57"/>
          </table:table-cell>
        </table:table-row>
        <table:table-row table:style-name="Таблица8.3">
          <table:table-cell table:style-name="Таблица8.A4" office:value-type="string">
            <text:p text:style-name="P58"/>
          </table:table-cell>
          <table:table-cell table:style-name="Таблица8.A4" office:value-type="string">
            <text:p text:style-name="P58"/>
          </table:table-cell>
          <table:table-cell table:style-name="Таблица8.A4" office:value-type="string">
            <text:p text:style-name="P58"/>
          </table:table-cell>
          <table:table-cell table:style-name="Таблица8.D4" office:value-type="string">
            <text:p text:style-name="P57"/>
          </table:table-cell>
        </table:table-row>
        <table:table-row table:style-name="Таблица8.3">
          <table:table-cell table:style-name="Таблица8.A4" office:value-type="string">
            <text:p text:style-name="P57"/>
          </table:table-cell>
          <table:table-cell table:style-name="Таблица8.A4" office:value-type="string">
            <text:p text:style-name="P57"/>
          </table:table-cell>
          <table:table-cell table:style-name="Таблица8.A4" office:value-type="string">
            <text:p text:style-name="P57"/>
          </table:table-cell>
          <table:table-cell table:style-name="Таблица8.D4" office:value-type="string">
            <text:p text:style-name="P57"/>
          </table:table-cell>
        </table:table-row>
        <table:table-row table:style-name="Таблица8.3">
          <table:table-cell table:style-name="Таблица8.A4" office:value-type="string">
            <text:p text:style-name="P57"/>
          </table:table-cell>
          <table:table-cell table:style-name="Таблица8.A4" office:value-type="string">
            <text:p text:style-name="P57"/>
          </table:table-cell>
          <table:table-cell table:style-name="Таблица8.A4" office:value-type="string">
            <text:p text:style-name="P57"/>
          </table:table-cell>
          <table:table-cell table:style-name="Таблица8.D4" office:value-type="string">
            <text:p text:style-name="P57"/>
          </table:table-cell>
        </table:table-row>
        <table:table-row table:style-name="Таблица8.3">
          <table:table-cell table:style-name="Таблица8.A4" office:value-type="string">
            <text:p text:style-name="P57"/>
          </table:table-cell>
          <table:table-cell table:style-name="Таблица8.A4" office:value-type="string">
            <text:p text:style-name="P57"/>
          </table:table-cell>
          <table:table-cell table:style-name="Таблица8.A4" office:value-type="string">
            <text:p text:style-name="P57"/>
          </table:table-cell>
          <table:table-cell table:style-name="Таблица8.D4" office:value-type="string">
            <text:p text:style-name="P57"/>
          </table:table-cell>
        </table:table-row>
        <table:table-row table:style-name="Таблица8.3">
          <table:table-cell table:style-name="Таблица8.A4" office:value-type="string">
            <text:p text:style-name="P57"/>
          </table:table-cell>
          <table:table-cell table:style-name="Таблица8.A4" office:value-type="string">
            <text:p text:style-name="P57"/>
          </table:table-cell>
          <table:table-cell table:style-name="Таблица8.A4" office:value-type="string">
            <text:p text:style-name="P57"/>
          </table:table-cell>
          <table:table-cell table:style-name="Таблица8.D4" office:value-type="string">
            <text:p text:style-name="P57"/>
          </table:table-cell>
        </table:table-row>
        <table:table-row table:style-name="Таблица8.3">
          <table:table-cell table:style-name="Таблица8.A4" office:value-type="string">
            <text:p text:style-name="P57"/>
          </table:table-cell>
          <table:table-cell table:style-name="Таблица8.A4" office:value-type="string">
            <text:p text:style-name="P57"/>
          </table:table-cell>
          <table:table-cell table:style-name="Таблица8.A4" office:value-type="string">
            <text:p text:style-name="P57"/>
          </table:table-cell>
          <table:table-cell table:style-name="Таблица8.D4" office:value-type="string">
            <text:p text:style-name="P57"/>
          </table:table-cell>
        </table:table-row>
        <table:table-row table:style-name="Таблица8.3">
          <table:table-cell table:style-name="Таблица8.A15" office:value-type="string">
            <text:p text:style-name="P57"/>
          </table:table-cell>
          <table:table-cell table:style-name="Таблица8.A15" office:value-type="string">
            <text:p text:style-name="P57"/>
          </table:table-cell>
          <table:table-cell table:style-name="Таблица8.A15" office:value-type="string">
            <text:p text:style-name="P57"/>
          </table:table-cell>
          <table:table-cell table:style-name="Таблица8.D15" office:value-type="string">
            <text:p text:style-name="P57"/>
          </table:table-cell>
        </table:table-row>
      </table:table>
      <text:p text:style-name="P5"/>
      <text:p text:style-name="P31"/>
      <text:p text:style-name="P31"/>
      <text:p text:style-name="P32"><text:soft-page-break/></text:p>
      <text:p text:style-name="P32">9 <text:s/>ОСОБЫЕ ОТМЕТКИ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able:table table:name="Таблица10" table:style-name="Таблица10">
        <table:table-column table:style-name="Таблица10.A"/>
        <table:table-column table:style-name="Таблица10.B" table:number-columns-repeated="5"/>
        <table:table-column table:style-name="Таблица10.G" table:number-columns-repeated="2"/>
        <table:table-column table:style-name="Таблица10.I"/>
        <table:table-column table:style-name="Таблица10.J"/>
        <text:soft-page-break/>
        <table:table-row table:style-name="Таблица10.1">
          <table:table-cell table:style-name="Таблица10.A1" table:number-columns-spanned="10" office:value-type="string">
            <text:p text:style-name="P64">Лист регистрации измен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0.A2" table:number-columns-spanned="5" office:value-type="string">
            <text:p text:style-name="P65">Номера листов (страниц)</text:p>
          </table:table-cell>
          <table:covered-table-cell/>
          <table:covered-table-cell/>
          <table:covered-table-cell/>
          <table:covered-table-cell/>
          <table:table-cell table:style-name="Таблица10.A2" table:number-rows-spanned="2" office:value-type="string">
            <text:p text:style-name="P67">Всего</text:p>
            <text:p text:style-name="P67">листов</text:p>
            <text:p text:style-name="P68">(страниц)</text:p>
            <text:p text:style-name="P67">в докум.</text:p>
          </table:table-cell>
          <table:table-cell table:style-name="Таблица10.A2" table:number-rows-spanned="2" office:value-type="string">
            <text:p text:style-name="P65">№</text:p>
            <text:p text:style-name="P65">докумен-</text:p>
            <text:p text:style-name="P65">та</text:p>
          </table:table-cell>
          <table:table-cell table:style-name="Таблица10.A2" table:number-rows-spanned="2" office:value-type="string">
            <text:p text:style-name="P67">Входящий</text:p>
            <text:p text:style-name="P67">№ сопрово-</text:p>
            <text:p text:style-name="P67">дительно-</text:p>
            <text:p text:style-name="P67">го докум.</text:p>
            <text:p text:style-name="P67">и дата</text:p>
          </table:table-cell>
          <table:table-cell table:style-name="Таблица10.A2" table:number-rows-spanned="2" office:value-type="string">
            <text:p text:style-name="P65">Подп.</text:p>
          </table:table-cell>
          <table:table-cell table:style-name="Таблица10.J2" table:number-rows-spanned="2" office:value-type="string">
            <text:p text:style-name="P65">Да-</text:p>
            <text:p text:style-name="P65">та</text:p>
          </table:table-cell>
        </table:table-row>
        <table:table-row>
          <table:table-cell table:style-name="Таблица10.A2" office:value-type="string">
            <text:p text:style-name="P66">Изм</text:p>
          </table:table-cell>
          <table:table-cell table:style-name="Таблица10.A2" office:value-type="string">
            <text:p text:style-name="P67">изменен-</text:p>
            <text:p text:style-name="P67">ных</text:p>
          </table:table-cell>
          <table:table-cell table:style-name="Таблица10.A2" office:value-type="string">
            <text:p text:style-name="P67">замене-</text:p>
            <text:p text:style-name="P67">ных</text:p>
          </table:table-cell>
          <table:table-cell table:style-name="Таблица10.A2" office:value-type="string">
            <text:p text:style-name="P67">новых</text:p>
          </table:table-cell>
          <table:table-cell table:style-name="Таблица10.A2" office:value-type="string">
            <text:p text:style-name="P67">аннули-</text:p>
            <text:p text:style-name="P67">рован-</text:p>
            <text:p text:style-name="P67">ны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  <table:table-row table:style-name="Таблица10.4"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65"/>
          </table:table-cell>
          <table:table-cell table:style-name="Таблица10.J2" office:value-type="string">
            <text:p text:style-name="P65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76cm" fo:margin-bottom="0cm" fo:keep-with-next="always">
        <style:tab-stops>
          <style:tab-stop style:position="0cm"/>
        </style:tab-stops>
      </style:paragraph-properties>
      <style:text-properties style:font-name="Arial1" fo:font-size="14pt" style:font-size-asian="14pt" style:font-name-complex="Arial1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center" style:justify-single-word="false" fo:keep-with-next="always"/>
      <style:text-properties style:font-name="Arial1" fo:font-size="14pt" fo:font-weight="bold" style:font-size-asian="14pt" style:font-weight-asian="bold" style:font-name-complex="Arial1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with-next="always"/>
      <style:text-properties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background-color="#ffffff" fo:keep-with-next="always">
        <style:background-image/>
      </style:paragraph-properties>
      <style:text-properties fo:color="#000000" style:font-name="Arial1" fo:font-size="14pt" style:font-size-asian="14pt" style:font-name-complex="Arial1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>
        <style:tab-stops>
          <style:tab-stop style:position="0cm"/>
        </style:tab-stops>
      </style:paragraph-properties>
      <style:text-properties style:font-name="Arial1" fo:font-size="14pt" style:font-size-asian="14pt" style:font-name-complex="Arial1" style:font-size-complex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line-height="120%" fo:text-align="justify" style:justify-single-word="false" fo:keep-with-next="always">
        <style:tab-stops>
          <style:tab-stop style:position="0cm"/>
        </style:tab-stops>
      </style:paragraph-properties>
      <style:text-properties style:font-name="Arial1" fo:font-size="14pt" style:font-size-asian="14pt" style:font-name-complex="Arial1" style:font-size-complex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>
        <style:tab-stops>
          <style:tab-stop style:position="0cm"/>
        </style:tab-stops>
      </style:paragraph-properties>
      <style:text-properties style:font-name="Arial1" style:font-name-complex="Arial1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76cm" fo:margin-bottom="0cm" fo:text-align="center" style:justify-single-word="false" fo:keep-with-next="always"/>
      <style:text-properties style:font-name="Arial1" fo:font-weight="bold" style:font-name-asian="MS Mincho" style:font-weight-asian="bold" style:font-name-complex="Arial1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1" fo:font-weight="bold" style:font-name-asian="MS Mincho" style:font-weight-asian="bold" style:font-name-complex="Arial1" style:font-weight-complex="bold"/>
    </style:style>
    <style:style style:name="Header" style:family="paragraph" style:parent-style-name="Standard" style:class="extra">
      <style:paragraph-properties fo:orphans="0" fo:widows="0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orphans="0" fo:widows="0" fo:text-indent="1.501cm" style:auto-text-indent="false" style:text-autospace="none" style:punctuation-wrap="simple" style:vertical-align="baseline"/>
      <style:text-properties style:font-name="Courier New" fo:font-size="14pt" style:font-size-asian="14pt" style:font-name-complex="Courier New" style:font-size-complex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font-name="Arial1" fo:font-size="14pt" style:font-size-asian="14pt" style:font-name-complex="Arial1" style:font-size-complex="14pt"/>
    </style:style>
    <style:style style:name="Quotations" style:family="paragraph" style:parent-style-name="Standard" style:class="html">
      <style:paragraph-properties fo:margin-left="0.199cm" fo:margin-right="0.199cm" fo:text-indent="0cm" style:auto-text-indent="false">
        <style:tab-stops>
          <style:tab-stop style:position="0cm"/>
        </style:tab-stops>
      </style:paragraph-properties>
      <style:text-properties style:font-name="Arial1" fo:font-size="14pt" style:font-size-asian="14pt" style:font-name-complex="Arial1" style:font-size-complex="14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.501cm" fo:line-height="150%" fo:text-align="center" style:justify-single-word="false" fo:text-indent="1.27cm" style:auto-text-indent="false">
        <style:tab-stops>
          <style:tab-stop style:position="0cm"/>
        </style:tab-stops>
      </style:paragraph-properties>
      <style:text-properties style:font-name="Arial1" fo:font-size="14pt" style:font-size-asian="14pt" style:font-name-complex="Arial1" style:font-size-complex="14pt"/>
    </style:style>
    <style:style style:name="Название_20_объекта" style:display-name="Название объекта" style:family="paragraph" style:parent-style-name="Standard" style:nex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6z0" style:family="text">
      <style:text-properties style:font-name="Times New Roman" style:font-name-asian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979cm" fo:text-indent="-0.979cm" fo:margin-left="0.979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42cm" fo:text-indent="-2.54cm" fo:margin-left="7.54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79cm" fo:text-indent="-3.175cm" fo:margin-left="10.67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14cm" fo:text-indent="-0.714cm" fo:margin-left="0.714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42cm" fo:text-indent="-2.54cm" fo:margin-left="7.54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79cm" fo:text-indent="-3.175cm" fo:margin-left="10.67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323cm" fo:text-indent="-0.688cm" fo:margin-left="1.3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979cm" fo:text-indent="-0.979cm" fo:margin-left="0.97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–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50%" fo:text-align="center" style:justify-single-word="false"/>
    </style:style>
    <style:style style:name="MP2" style:family="paragraph" style:parent-style-name="Text_20_body">
      <style:paragraph-properties fo:line-height="150%" fo:text-align="start" style:justify-single-word="false"/>
      <style:text-properties style:font-name="Arial1" fo:font-size="14pt" fo:language="ru" fo:country="RU" fo:font-weight="normal" style:font-size-asian="14pt" style:font-weight-asian="normal" style:font-name-complex="Arial1" style:font-size-complex="14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51cm" fo:margin-bottom="1.799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499cm" fo:margin-left="2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Page_20_Number"><text:span text:style-name="MT1"><text:page-number text:select-page="current">14</text:page-number></text:span></text:span></text:p>
        <text:p text:style-name="MP1">СИЯМ.<text:span text:style-name="MT2">00845</text:span>-01 30</text:p>
      </style:header>
    </style:master-page>
    <style:master-page style:name="First_20_Page" style:display-name="First Page" style:page-layout-name="Mpm2" style:next-style-name="Standard">
      <style:header>
        <text:p text:style-name="MP2"><text:s text:c="11"/>УТВЕРЖДЁН</text:p>
        <text:p text:style-name="MP2"><text:s text:c="3"/>СИЯМ.<text:span text:style-name="MT2">00845</text:span>-01 30-ЛУ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Вадим</meta:initial-creator>
    <meta:creation-date>2008-10-28T08:42:00</meta:creation-date>
    <dc:date>2011-04-08T17:09:04.57</dc:date>
    <meta:print-date>2011-04-08T17:07:43.60</meta:print-date>
    <meta:editing-cycles>86</meta:editing-cycles>
    <meta:editing-duration>PT15H06M50S</meta:editing-duration>
    <meta:generator>OpenOffice.org/3.2$Win32 OpenOffice.org_project/320m19$Build-9505</meta:generator>
    <meta:document-statistic meta:table-count="8" meta:image-count="0" meta:object-count="0" meta:page-count="14" meta:paragraph-count="418" meta:word-count="871" meta:character-count="7134"/>
  </office:meta>
</office:document-meta>
</file>